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482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1.1043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57">
            <text:p>5.7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96">
            <text:p>9.6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69">
            <text:p>16.9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5595">
            <text:p>5595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5642">
            <text:p>564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9949">
            <text:p>994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1-09">
            <text:p>2020-11-09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1 - 1.38)">
            <text:p>(0.91 - 1.38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18">
            <text:p>1.1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number-columns-repeated="3" table:default-cell-style-name="Default"/>
        <table:table-column table:style-name="co12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3.5">
            <text:p>83.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27552031714569">
            <text:p>0.0827552032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30306612145792">
            <text:p>1.3030661215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71785577314519">
            <text:p>8.717855773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90.5">
            <text:p>90.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56688963210702">
            <text:p>0.0756688963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606366958983">
            <text:p>1.2760636696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50262613065682">
            <text:p>9.502626130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8.5">
            <text:p>88.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99390243902439">
            <text:p>0.0899390244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3064108045806">
            <text:p>1.3306410805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04845640478612">
            <text:p>8.048456404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18">
            <text:p>1018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3.75">
            <text:p>83.7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22691552062868">
            <text:p>0.0822691552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30120774246278">
            <text:p>1.3012077425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7673665485711">
            <text:p>8.767366548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3.125">
            <text:p>43.12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51466992665037">
            <text:p>0.0351466993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2543461675265">
            <text:p>1.125434616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0.0661224677066">
            <text:p>20.066122467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43">
            <text:p>1243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84.5">
            <text:p>84.5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79806918744972">
            <text:p>0.0679806919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469903155175">
            <text:p>1.2469903155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0.5390109001749">
            <text:p>10.539010900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31">
            <text:p>1531</text:p>
          </table:table-cell>
          <table:table-cell office:value-type="float" office:value="59.25">
            <text:p>59.25</text:p>
          </table:table-cell>
          <table:table-cell office:value-type="float" office:value="47.5">
            <text:p>47.5</text:p>
          </table:table-cell>
          <table:table-cell office:value-type="float" office:value="113.5">
            <text:p>113.5</text:p>
          </table:table-cell>
          <table:table-cell office:value-type="float" office:value="0.178463855421687">
            <text:p>0.1784638554</text:p>
          </table:table-cell>
          <table:table-cell office:value-type="float" office:value="0.0724085365853658">
            <text:p>0.0724085366</text:p>
          </table:table-cell>
          <table:table-cell office:value-type="float" office:value="0.0741345525800131">
            <text:p>0.0741345526</text:p>
          </table:table-cell>
          <table:table-cell office:value-type="float" office:value="1.68704821545217">
            <text:p>1.6870482155</text:p>
          </table:table-cell>
          <table:table-cell office:value-type="float" office:value="1.26370615054283">
            <text:p>1.2637061505</text:p>
          </table:table-cell>
          <table:table-cell office:value-type="float" office:value="1.27024296052707">
            <text:p>1.2702429605</text:p>
          </table:table-cell>
          <table:table-cell office:value-type="float" office:value="4.22105655495347">
            <text:p>4.221056555</text:p>
          </table:table-cell>
          <table:table-cell office:value-type="float" office:value="9.9152633052514">
            <text:p>9.9152633053</text:p>
          </table:table-cell>
          <table:table-cell office:value-type="float" office:value="9.69229621641469">
            <text:p>9.692296216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44">
            <text:p>644</text:p>
          </table:table-cell>
          <table:table-cell office:value-type="float" office:value="1394">
            <text:p>1394</text:p>
          </table:table-cell>
          <table:table-cell office:value-type="float" office:value="54.625">
            <text:p>54.625</text:p>
          </table:table-cell>
          <table:table-cell office:value-type="float" office:value="73.375">
            <text:p>73.375</text:p>
          </table:table-cell>
          <table:table-cell office:value-type="float" office:value="148.75">
            <text:p>148.75</text:p>
          </table:table-cell>
          <table:table-cell office:value-type="float" office:value="0.156968390804598">
            <text:p>0.1569683908</text:p>
          </table:table-cell>
          <table:table-cell office:value-type="float" office:value="0.113936335403727">
            <text:p>0.1139363354</text:p>
          </table:table-cell>
          <table:table-cell office:value-type="float" office:value="0.106707317073171">
            <text:p>0.1067073171</text:p>
          </table:table-cell>
          <table:table-cell office:value-type="float" office:value="1.59768195621119">
            <text:p>1.5976819562</text:p>
          </table:table-cell>
          <table:table-cell office:value-type="float" office:value="1.4242208914225">
            <text:p>1.4242208914</text:p>
          </table:table-cell>
          <table:table-cell office:value-type="float" office:value="1.39579305472933">
            <text:p>1.3957930547</text:p>
          </table:table-cell>
          <table:table-cell office:value-type="float" office:value="4.75399390022151">
            <text:p>4.7539939002</text:p>
          </table:table-cell>
          <table:table-cell office:value-type="float" office:value="6.42397815307921">
            <text:p>6.4239781531</text:p>
          </table:table-cell>
          <table:table-cell office:value-type="float" office:value="6.83649741418769">
            <text:p>6.836497414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90">
            <text:p>790</text:p>
          </table:table-cell>
          <table:table-cell office:value-type="float" office:value="1808">
            <text:p>1808</text:p>
          </table:table-cell>
          <table:table-cell office:value-type="float" office:value="13.75">
            <text:p>13.75</text:p>
          </table:table-cell>
          <table:table-cell office:value-type="float" office:value="96.5">
            <text:p>96.5</text:p>
          </table:table-cell>
          <table:table-cell office:value-type="float" office:value="311">
            <text:p>311</text:p>
          </table:table-cell>
          <table:table-cell office:value-type="float" office:value="0.0376712328767123">
            <text:p>0.0376712329</text:p>
          </table:table-cell>
          <table:table-cell office:value-type="float" office:value="0.122151898734177">
            <text:p>0.1221518987</text:p>
          </table:table-cell>
          <table:table-cell office:value-type="float" office:value="0.172013274336283">
            <text:p>0.1720132743</text:p>
          </table:table-cell>
          <table:table-cell office:value-type="float" office:value="1.13463079376994">
            <text:p>1.1346307938</text:p>
          </table:table-cell>
          <table:table-cell office:value-type="float" office:value="1.45677697484378">
            <text:p>1.4567769748</text:p>
          </table:table-cell>
          <table:table-cell office:value-type="float" office:value="1.66004005061085">
            <text:p>1.6600400506</text:p>
          </table:table-cell>
          <table:table-cell office:value-type="float" office:value="18.7443446228369">
            <text:p>18.7443446228</text:p>
          </table:table-cell>
          <table:table-cell office:value-type="float" office:value="6.0143872140975">
            <text:p>6.0143872141</text:p>
          </table:table-cell>
          <table:table-cell office:value-type="float" office:value="4.36702371389016">
            <text:p>4.3670237139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90">
            <text:p>1990</text:p>
          </table:table-cell>
          <table:table-cell office:value-type="float" office:value="41">
            <text:p>41</text:p>
          </table:table-cell>
          <table:table-cell office:value-type="float" office:value="34.875">
            <text:p>34.875</text:p>
          </table:table-cell>
          <table:table-cell office:value-type="float" office:value="159.375">
            <text:p>159.375</text:p>
          </table:table-cell>
          <table:table-cell office:value-type="float" office:value="0.119883040935673">
            <text:p>0.1198830409</text:p>
          </table:table-cell>
          <table:table-cell office:value-type="float" office:value="0.04541015625">
            <text:p>0.0454101563</text:p>
          </table:table-cell>
          <table:table-cell office:value-type="float" office:value="0.0800879396984925">
            <text:p>0.0800879397</text:p>
          </table:table-cell>
          <table:table-cell office:value-type="float" office:value="1.44775965254266">
            <text:p>1.4477596525</text:p>
          </table:table-cell>
          <table:table-cell office:value-type="float" office:value="1.16297722816467">
            <text:p>1.1629772282</text:p>
          </table:table-cell>
          <table:table-cell office:value-type="float" office:value="1.29287938199162">
            <text:p>1.292879382</text:p>
          </table:table-cell>
          <table:table-cell office:value-type="float" office:value="6.1218967455604">
            <text:p>6.1218967456</text:p>
          </table:table-cell>
          <table:table-cell office:value-type="float" office:value="15.608152855994">
            <text:p>15.608152856</text:p>
          </table:table-cell>
          <table:table-cell office:value-type="float" office:value="8.99694985542506">
            <text:p>8.9969498554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12">
            <text:p>912</text:p>
          </table:table-cell>
          <table:table-cell office:value-type="float" office:value="1917">
            <text:p>1917</text:p>
          </table:table-cell>
          <table:table-cell office:value-type="float" office:value="61.875">
            <text:p>61.875</text:p>
          </table:table-cell>
          <table:table-cell office:value-type="float" office:value="43.625">
            <text:p>43.625</text:p>
          </table:table-cell>
          <table:table-cell office:value-type="float" office:value="58.375">
            <text:p>58.375</text:p>
          </table:table-cell>
          <table:table-cell office:value-type="float" office:value="0.188643292682927">
            <text:p>0.1886432927</text:p>
          </table:table-cell>
          <table:table-cell office:value-type="float" office:value="0.0478344298245614">
            <text:p>0.0478344298</text:p>
          </table:table-cell>
          <table:table-cell office:value-type="float" office:value="0.0304512258737611">
            <text:p>0.0304512259</text:p>
          </table:table-cell>
          <table:table-cell office:value-type="float" office:value="1.73000065646379">
            <text:p>1.7300006565</text:p>
          </table:table-cell>
          <table:table-cell office:value-type="float" office:value="1.17190524443218">
            <text:p>1.1719052444</text:p>
          </table:table-cell>
          <table:table-cell office:value-type="float" office:value="1.1083967537863">
            <text:p>1.1083967538</text:p>
          </table:table-cell>
          <table:table-cell office:value-type="float" office:value="4.01097671553978">
            <text:p>4.0109767155</text:p>
          </table:table-cell>
          <table:table-cell office:value-type="float" office:value="14.834424367109">
            <text:p>14.8344243671</text:p>
          </table:table-cell>
          <table:table-cell office:value-type="float" office:value="23.1073787518792">
            <text:p>23.1073787519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1005">
            <text:p>1005</text:p>
          </table:table-cell>
          <table:table-cell office:value-type="float" office:value="2276">
            <text:p>2276</text:p>
          </table:table-cell>
          <table:table-cell office:value-type="float" office:value="76">
            <text:p>76</text:p>
          </table:table-cell>
          <table:table-cell office:value-type="float" office:value="179.5">
            <text:p>179.5</text:p>
          </table:table-cell>
          <table:table-cell office:value-type="float" office:value="80">
            <text:p>80</text:p>
          </table:table-cell>
          <table:table-cell office:value-type="float" office:value="0.211111111111111">
            <text:p>0.2111111111</text:p>
          </table:table-cell>
          <table:table-cell office:value-type="float" office:value="0.178606965174129">
            <text:p>0.1786069652</text:p>
          </table:table-cell>
          <table:table-cell office:value-type="float" office:value="0.0351493848857645">
            <text:p>0.0351493849</text:p>
          </table:table-cell>
          <table:table-cell office:value-type="float" office:value="1.82624197530864">
            <text:p>1.8262419753</text:p>
          </table:table-cell>
          <table:table-cell office:value-type="float" office:value="1.68764925620653">
            <text:p>1.6876492562</text:p>
          </table:table-cell>
          <table:table-cell office:value-type="float" office:value="1.12544438644556">
            <text:p>1.1254443864</text:p>
          </table:table-cell>
          <table:table-cell office:value-type="float" office:value="3.61884541830164">
            <text:p>3.6188454183</text:p>
          </table:table-cell>
          <table:table-cell office:value-type="float" office:value="4.21793750417109">
            <text:p>4.2179375042</text:p>
          </table:table-cell>
          <table:table-cell office:value-type="float" office:value="20.0646154761586">
            <text:p>20.064615476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94">
            <text:p>1194</text:p>
          </table:table-cell>
          <table:table-cell office:value-type="float" office:value="3085">
            <text:p>3085</text:p>
          </table:table-cell>
          <table:table-cell office:value-type="float" office:value="95.125">
            <text:p>95.125</text:p>
          </table:table-cell>
          <table:table-cell office:value-type="float" office:value="58.5">
            <text:p>58.5</text:p>
          </table:table-cell>
          <table:table-cell office:value-type="float" office:value="40.5">
            <text:p>40.5</text:p>
          </table:table-cell>
          <table:table-cell office:value-type="float" office:value="0.255712365591398">
            <text:p>0.2557123656</text:p>
          </table:table-cell>
          <table:table-cell office:value-type="float" office:value="0.0489949748743719">
            <text:p>0.0489949749</text:p>
          </table:table-cell>
          <table:table-cell office:value-type="float" office:value="0.013128038897893">
            <text:p>0.0131280389</text:p>
          </table:table-cell>
          <table:table-cell office:value-type="float" office:value="2.02315535484594">
            <text:p>2.0231553548</text:p>
          </table:table-cell>
          <table:table-cell office:value-type="float" office:value="1.17618740688366">
            <text:p>1.1761874069</text:p>
          </table:table-cell>
          <table:table-cell office:value-type="float" office:value="1.04628593313702">
            <text:p>1.0462859331</text:p>
          </table:table-cell>
          <table:table-cell office:value-type="float" office:value="3.04408408534007">
            <text:p>3.0440840853</text:p>
          </table:table-cell>
          <table:table-cell office:value-type="float" office:value="14.49112246511">
            <text:p>14.49112246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12">
            <text:p>12</text:p>
          </table:table-cell>
          <table:table-cell office:value-type="float" office:value="593">
            <text:p>593</text:p>
          </table:table-cell>
          <table:table-cell office:value-type="float" office:value="1194">
            <text:p>1194</text:p>
          </table:table-cell>
          <table:table-cell office:value-type="float" office:value="2688">
            <text:p>2688</text:p>
          </table:table-cell>
          <table:table-cell office:value-type="float" office:value="54.625">
            <text:p>54.625</text:p>
          </table:table-cell>
          <table:table-cell office:value-type="float" office:value="94.5">
            <text:p>94.5</text:p>
          </table:table-cell>
          <table:table-cell office:value-type="float" office:value="200.125">
            <text:p>200.125</text:p>
          </table:table-cell>
          <table:table-cell office:value-type="float" office:value="0.0921163575042158">
            <text:p>0.0921163575</text:p>
          </table:table-cell>
          <table:table-cell office:value-type="float" office:value="0.0791457286432161">
            <text:p>0.0791457286</text:p>
          </table:table-cell>
          <table:table-cell office:value-type="float" office:value="0.0744512648809524">
            <text:p>0.0744512649</text:p>
          </table:table-cell>
          <table:table-cell office:value-type="float" office:value="1.33903868097165">
            <text:p>1.339038681</text:p>
          </table:table-cell>
          <table:table-cell office:value-type="float" office:value="1.28928758112169">
            <text:p>1.2892875811</text:p>
          </table:table-cell>
          <table:table-cell office:value-type="float" office:value="1.27144368913439">
            <text:p>1.2714436891</text:p>
          </table:table-cell>
          <table:table-cell office:value-type="float" office:value="7.86617597614">
            <text:p>7.8661759761</text:p>
          </table:table-cell>
          <table:table-cell office:value-type="float" office:value="9.10003389386964">
            <text:p>9.1000338939</text:p>
          </table:table-cell>
          <table:table-cell office:value-type="float" office:value="9.65250534101351">
            <text:p>9.65250534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1245">
            <text:p>1245</text:p>
          </table:table-cell>
          <table:table-cell office:value-type="float" office:value="2730">
            <text:p>2730</text:p>
          </table:table-cell>
          <table:table-cell office:value-type="float" office:value="74.625">
            <text:p>74.625</text:p>
          </table:table-cell>
          <table:table-cell office:value-type="float" office:value="181.75">
            <text:p>181.75</text:p>
          </table:table-cell>
          <table:table-cell office:value-type="float" office:value="123.25">
            <text:p>123.25</text:p>
          </table:table-cell>
          <table:table-cell office:value-type="float" office:value="0.107683982683983">
            <text:p>0.1076839827</text:p>
          </table:table-cell>
          <table:table-cell office:value-type="float" office:value="0.145983935742972">
            <text:p>0.1459839357</text:p>
          </table:table-cell>
          <table:table-cell office:value-type="float" office:value="0.0451465201465201">
            <text:p>0.0451465201</text:p>
          </table:table-cell>
          <table:table-cell office:value-type="float" office:value="1.39962178604224">
            <text:p>1.399621786</text:p>
          </table:table-cell>
          <table:table-cell office:value-type="float" office:value="1.55271394171062">
            <text:p>1.5527139417</text:p>
          </table:table-cell>
          <table:table-cell office:value-type="float" office:value="1.16200770874425">
            <text:p>1.1620077087</text:p>
          </table:table-cell>
          <table:table-cell office:value-type="float" office:value="6.77753146568047">
            <text:p>6.7775314657</text:p>
          </table:table-cell>
          <table:table-cell office:value-type="float" office:value="5.08681098932458">
            <text:p>5.0868109893</text:p>
          </table:table-cell>
          <table:table-cell office:value-type="float" office:value="15.6973034081501">
            <text:p>15.6973034082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17">
            <text:p>717</text:p>
          </table:table-cell>
          <table:table-cell office:value-type="float" office:value="1362">
            <text:p>1362</text:p>
          </table:table-cell>
          <table:table-cell office:value-type="float" office:value="3133">
            <text:p>3133</text:p>
          </table:table-cell>
          <table:table-cell office:value-type="float" office:value="23.25">
            <text:p>23.25</text:p>
          </table:table-cell>
          <table:table-cell office:value-type="float" office:value="150.625">
            <text:p>150.625</text:p>
          </table:table-cell>
          <table:table-cell office:value-type="float" office:value="131.75">
            <text:p>131.75</text:p>
          </table:table-cell>
          <table:table-cell office:value-type="float" office:value="0.0324267782426778">
            <text:p>0.0324267782</text:p>
          </table:table-cell>
          <table:table-cell office:value-type="float" office:value="0.110591042584435">
            <text:p>0.1105910426</text:p>
          </table:table-cell>
          <table:table-cell office:value-type="float" office:value="0.0420523459942547">
            <text:p>0.042052346</text:p>
          </table:table-cell>
          <table:table-cell office:value-type="float" office:value="1.11555465590588">
            <text:p>1.1155546559</text:p>
          </table:table-cell>
          <table:table-cell office:value-type="float" office:value="1.41104019129735">
            <text:p>1.4110401913</text:p>
          </table:table-cell>
          <table:table-cell office:value-type="float" office:value="1.15064927459499">
            <text:p>1.1506492746</text:p>
          </table:table-cell>
          <table:table-cell office:value-type="float" office:value="21.7204949698735">
            <text:p>21.7204949699</text:p>
          </table:table-cell>
          <table:table-cell office:value-type="float" office:value="6.60817702633086">
            <text:p>6.6081770263</text:p>
          </table:table-cell>
          <table:table-cell office:value-type="float" office:value="16.8271553415811">
            <text:p>16.827155341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808">
            <text:p>808</text:p>
          </table:table-cell>
          <table:table-cell office:value-type="float" office:value="1603">
            <text:p>1603</text:p>
          </table:table-cell>
          <table:table-cell office:value-type="float" office:value="3684">
            <text:p>3684</text:p>
          </table:table-cell>
          <table:table-cell office:value-type="float" office:value="41.375">
            <text:p>41.375</text:p>
          </table:table-cell>
          <table:table-cell office:value-type="float" office:value="150.875">
            <text:p>150.875</text:p>
          </table:table-cell>
          <table:table-cell office:value-type="float" office:value="69.875">
            <text:p>69.875</text:p>
          </table:table-cell>
          <table:table-cell office:value-type="float" office:value="0.0512066831683168">
            <text:p>0.0512066832</text:p>
          </table:table-cell>
          <table:table-cell office:value-type="float" office:value="0.0941203992514036">
            <text:p>0.0941203993</text:p>
          </table:table-cell>
          <table:table-cell office:value-type="float" office:value="0.0189671552660152">
            <text:p>0.0189671553</text:p>
          </table:table-cell>
          <table:table-cell office:value-type="float" office:value="1.18436275491527">
            <text:p>1.1843627549</text:p>
          </table:table-cell>
          <table:table-cell office:value-type="float" office:value="1.34678435050819">
            <text:p>1.3467843505</text:p>
          </table:table-cell>
          <table:table-cell office:value-type="float" office:value="1.06709015926967">
            <text:p>1.0670901593</text:p>
          </table:table-cell>
          <table:table-cell office:value-type="float" office:value="13.8799531094506">
            <text:p>13.8799531095</text:p>
          </table:table-cell>
          <table:table-cell office:value-type="float" office:value="7.70585197279794">
            <text:p>7.70585197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57">
            <text:p>857</text:p>
          </table:table-cell>
          <table:table-cell office:value-type="float" office:value="1832">
            <text:p>1832</text:p>
          </table:table-cell>
          <table:table-cell office:value-type="float" office:value="3918">
            <text:p>3918</text:p>
          </table:table-cell>
          <table:table-cell office:value-type="float" office:value="77">
            <text:p>77</text:p>
          </table:table-cell>
          <table:table-cell office:value-type="float" office:value="168.25">
            <text:p>168.25</text:p>
          </table:table-cell>
          <table:table-cell office:value-type="float" office:value="207.875">
            <text:p>207.875</text:p>
          </table:table-cell>
          <table:table-cell office:value-type="float" office:value="0.0898483080513419">
            <text:p>0.0898483081</text:p>
          </table:table-cell>
          <table:table-cell office:value-type="float" office:value="0.091839519650655">
            <text:p>0.0918395197</text:p>
          </table:table-cell>
          <table:table-cell office:value-type="float" office:value="0.0530564063297601">
            <text:p>0.0530564063</text:p>
          </table:table-cell>
          <table:table-cell office:value-type="float" office:value="1.33029160636069">
            <text:p>1.3302916064</text:p>
          </table:table-cell>
          <table:table-cell office:value-type="float" office:value="1.33796993362183">
            <text:p>1.3379699336</text:p>
          </table:table-cell>
          <table:table-cell office:value-type="float" office:value="1.19121478736931">
            <text:p>1.1912147874</text:p>
          </table:table-cell>
          <table:table-cell office:value-type="float" office:value="8.05624252407169">
            <text:p>8.0562425241</text:p>
          </table:table-cell>
          <table:table-cell office:value-type="float" office:value="7.8888727829357">
            <text:p>7.8888727829</text:p>
          </table:table-cell>
          <table:table-cell office:value-type="float" office:value="13.4079322938877">
            <text:p>13.407932293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82">
            <text:p>782</text:p>
          </table:table-cell>
          <table:table-cell office:value-type="float" office:value="1702">
            <text:p>1702</text:p>
          </table:table-cell>
          <table:table-cell office:value-type="float" office:value="4053">
            <text:p>4053</text:p>
          </table:table-cell>
          <table:table-cell office:value-type="float" office:value="28.875">
            <text:p>28.875</text:p>
          </table:table-cell>
          <table:table-cell office:value-type="float" office:value="116">
            <text:p>116</text:p>
          </table:table-cell>
          <table:table-cell office:value-type="float" office:value="75.625">
            <text:p>75.625</text:p>
          </table:table-cell>
          <table:table-cell office:value-type="float" office:value="0.0369245524296675">
            <text:p>0.0369245524</text:p>
          </table:table-cell>
          <table:table-cell office:value-type="float" office:value="0.0681551116333725">
            <text:p>0.0681551116</text:p>
          </table:table-cell>
          <table:table-cell office:value-type="float" office:value="0.0186590180113496">
            <text:p>0.018659018</text:p>
          </table:table-cell>
          <table:table-cell office:value-type="float" office:value="1.13190824174521">
            <text:p>1.1319082417</text:p>
          </table:table-cell>
          <table:table-cell office:value-type="float" office:value="1.24764732443065">
            <text:p>1.2476473244</text:p>
          </table:table-cell>
          <table:table-cell office:value-type="float" office:value="1.06598895458789">
            <text:p>1.0659889546</text:p>
          </table:table-cell>
          <table:table-cell office:value-type="float" office:value="19.1164652052054">
            <text:p>19.1164652052</text:p>
          </table:table-cell>
          <table:table-cell office:value-type="float" office:value="10.5129076814466">
            <text:p>10.51290768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888">
            <text:p>888</text:p>
          </table:table-cell>
          <table:table-cell office:value-type="float" office:value="1888">
            <text:p>1888</text:p>
          </table:table-cell>
          <table:table-cell office:value-type="float" office:value="4775">
            <text:p>4775</text:p>
          </table:table-cell>
          <table:table-cell office:value-type="float" office:value="37.5">
            <text:p>37.5</text:p>
          </table:table-cell>
          <table:table-cell office:value-type="float" office:value="136.75">
            <text:p>136.75</text:p>
          </table:table-cell>
          <table:table-cell office:value-type="float" office:value="33">
            <text:p>33</text:p>
          </table:table-cell>
          <table:table-cell office:value-type="float" office:value="0.0422297297297297">
            <text:p>0.0422297297</text:p>
          </table:table-cell>
          <table:table-cell office:value-type="float" office:value="0.0724311440677966">
            <text:p>0.0724311441</text:p>
          </table:table-cell>
          <table:table-cell office:value-type="float" office:value="0.00691099476439791">
            <text:p>0.0069109948</text:p>
          </table:table-cell>
          <table:table-cell office:value-type="float" office:value="1.15129942019722">
            <text:p>1.1512994202</text:p>
          </table:table-cell>
          <table:table-cell office:value-type="float" office:value="1.26379169467399">
            <text:p>1.2637916947</text:p>
          </table:table-cell>
          <table:table-cell office:value-type="float" office:value="1.02428209489871">
            <text:p>1.0242820949</text:p>
          </table:table-cell>
          <table:table-cell office:value-type="float" office:value="16.7579097087846">
            <text:p>16.7579097088</text:p>
          </table:table-cell>
          <table:table-cell office:value-type="float" office:value="9.91227421202536">
            <text:p>9.91227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27">
            <text:p>27</text:p>
          </table:table-cell>
          <table:table-cell office:value-type="float" office:value="1079">
            <text:p>1079</text:p>
          </table:table-cell>
          <table:table-cell office:value-type="float" office:value="2021">
            <text:p>2021</text:p>
          </table:table-cell>
          <table:table-cell office:value-type="float" office:value="4067">
            <text:p>4067</text:p>
          </table:table-cell>
          <table:table-cell office:value-type="float" office:value="21">
            <text:p>21</text:p>
          </table:table-cell>
          <table:table-cell office:value-type="float" office:value="117.5">
            <text:p>117.5</text:p>
          </table:table-cell>
          <table:table-cell office:value-type="float" office:value="276.375">
            <text:p>276.375</text:p>
          </table:table-cell>
          <table:table-cell office:value-type="float" office:value="0.0194624652455978">
            <text:p>0.0194624652</text:p>
          </table:table-cell>
          <table:table-cell office:value-type="float" office:value="0.0581395348837209">
            <text:p>0.0581395349</text:p>
          </table:table-cell>
          <table:table-cell office:value-type="float" office:value="0.0679554954511925">
            <text:p>0.0679554955</text:p>
          </table:table-cell>
          <table:table-cell office:value-type="float" office:value="1.06886105196433">
            <text:p>1.068861052</text:p>
          </table:table-cell>
          <table:table-cell office:value-type="float" office:value="1.21011357490535">
            <text:p>1.2101135749</text:p>
          </table:table-cell>
          <table:table-cell office:value-type="float" office:value="1.24689541482873">
            <text:p>1.2468954148</text:p>
          </table:table-cell>
          <table:table-cell office:value-type="float" office:value="0">
            <text:p>0</text:p>
          </table:table-cell>
          <table:table-cell office:value-type="float" office:value="12.2654409963782">
            <text:p>12.2654409964</text:p>
          </table:table-cell>
          <table:table-cell office:value-type="float" office:value="10.5427928057569">
            <text:p>10.542792805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068">
            <text:p>1068</text:p>
          </table:table-cell>
          <table:table-cell office:value-type="float" office:value="2279">
            <text:p>2279</text:p>
          </table:table-cell>
          <table:table-cell office:value-type="float" office:value="5168">
            <text:p>5168</text:p>
          </table:table-cell>
          <table:table-cell office:value-type="float" office:value="50.5">
            <text:p>50.5</text:p>
          </table:table-cell>
          <table:table-cell office:value-type="float" office:value="100.5">
            <text:p>100.5</text:p>
          </table:table-cell>
          <table:table-cell office:value-type="float" office:value="234.125">
            <text:p>234.125</text:p>
          </table:table-cell>
          <table:table-cell office:value-type="float" office:value="0.0472846441947566">
            <text:p>0.0472846442</text:p>
          </table:table-cell>
          <table:table-cell office:value-type="float" office:value="0.0440982887231242">
            <text:p>0.0440982887</text:p>
          </table:table-cell>
          <table:table-cell office:value-type="float" office:value="0.0453028250773994">
            <text:p>0.0453028251</text:p>
          </table:table-cell>
          <table:table-cell office:value-type="float" office:value="1.16987849633183">
            <text:p>1.1698784963</text:p>
          </table:table-cell>
          <table:table-cell office:value-type="float" office:value="1.15815554230482">
            <text:p>1.1581555423</text:p>
          </table:table-cell>
          <table:table-cell office:value-type="float" office:value="1.16258248585248">
            <text:p>1.1625824859</text:p>
          </table:table-cell>
          <table:table-cell office:value-type="float" office:value="15.0029384669244">
            <text:p>15.0029384669</text:p>
          </table:table-cell>
          <table:table-cell office:value-type="float" office:value="16.0623140957152">
            <text:p>16.0623140957</text:p>
          </table:table-cell>
          <table:table-cell office:value-type="float" office:value="15.6443225023972">
            <text:p>15.6443225024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150">
            <text:p>1150</text:p>
          </table:table-cell>
          <table:table-cell office:value-type="float" office:value="2146">
            <text:p>2146</text:p>
          </table:table-cell>
          <table:table-cell office:value-type="float" office:value="3632">
            <text:p>3632</text:p>
          </table:table-cell>
          <table:table-cell office:value-type="float" office:value="68">
            <text:p>68</text:p>
          </table:table-cell>
          <table:table-cell office:value-type="float" office:value="153.75">
            <text:p>153.75</text:p>
          </table:table-cell>
          <table:table-cell office:value-type="float" office:value="257.75">
            <text:p>257.75</text:p>
          </table:table-cell>
          <table:table-cell office:value-type="float" office:value="0.0591304347826087">
            <text:p>0.0591304348</text:p>
          </table:table-cell>
          <table:table-cell office:value-type="float" office:value="0.0716449207828518">
            <text:p>0.0716449208</text:p>
          </table:table-cell>
          <table:table-cell office:value-type="float" office:value="0.07096640969163">
            <text:p>0.0709664097</text:p>
          </table:table-cell>
          <table:table-cell office:value-type="float" office:value="1.21380948204159">
            <text:p>1.213809482</text:p>
          </table:table-cell>
          <table:table-cell office:value-type="float" office:value="1.26081789230098">
            <text:p>1.2608178923</text:p>
          </table:table-cell>
          <table:table-cell office:value-type="float" office:value="1.25825344727756">
            <text:p>1.2582534473</text:p>
          </table:table-cell>
          <table:table-cell office:value-type="float" office:value="12.065597457257">
            <text:p>12.0655974573</text:p>
          </table:table-cell>
          <table:table-cell office:value-type="float" office:value="10.017333806724">
            <text:p>10.0173338067</text:p>
          </table:table-cell>
          <table:table-cell office:value-type="float" office:value="10.1098709011555">
            <text:p>10.109870901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206">
            <text:p>1206</text:p>
          </table:table-cell>
          <table:table-cell office:value-type="float" office:value="2354">
            <text:p>2354</text:p>
          </table:table-cell>
          <table:table-cell office:value-type="float" office:value="4132">
            <text:p>4132</text:p>
          </table:table-cell>
          <table:table-cell office:value-type="float" office:value="57.875">
            <text:p>57.875</text:p>
          </table:table-cell>
          <table:table-cell office:value-type="float" office:value="174.25">
            <text:p>174.25</text:p>
          </table:table-cell>
          <table:table-cell office:value-type="float" office:value="263.375">
            <text:p>263.375</text:p>
          </table:table-cell>
          <table:table-cell office:value-type="float" office:value="0.0479892205638474">
            <text:p>0.0479892206</text:p>
          </table:table-cell>
          <table:table-cell office:value-type="float" office:value="0.0740229396771453">
            <text:p>0.0740229397</text:p>
          </table:table-cell>
          <table:table-cell office:value-type="float" office:value="0.0637403194578896">
            <text:p>0.0637403195</text:p>
          </table:table-cell>
          <table:table-cell office:value-type="float" office:value="1.1724760839425">
            <text:p>1.1724760839</text:p>
          </table:table-cell>
          <table:table-cell office:value-type="float" office:value="1.26981990424296">
            <text:p>1.2698199042</text:p>
          </table:table-cell>
          <table:table-cell office:value-type="float" office:value="1.23105426161882">
            <text:p>1.2310542616</text:p>
          </table:table-cell>
          <table:table-cell office:value-type="float" office:value="14.7876761124111">
            <text:p>14.7876761124</text:p>
          </table:table-cell>
          <table:table-cell office:value-type="float" office:value="9.70640006660325">
            <text:p>9.7064000666</text:p>
          </table:table-cell>
          <table:table-cell office:value-type="float" office:value="11.2175528798731">
            <text:p>11.2175528799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434">
            <text:p>1434</text:p>
          </table:table-cell>
          <table:table-cell office:value-type="float" office:value="2700">
            <text:p>2700</text:p>
          </table:table-cell>
          <table:table-cell office:value-type="float" office:value="5777">
            <text:p>5777</text:p>
          </table:table-cell>
          <table:table-cell office:value-type="float" office:value="107.875">
            <text:p>107.875</text:p>
          </table:table-cell>
          <table:table-cell office:value-type="float" office:value="94.875">
            <text:p>94.875</text:p>
          </table:table-cell>
          <table:table-cell office:value-type="float" office:value="282.5">
            <text:p>282.5</text:p>
          </table:table-cell>
          <table:table-cell office:value-type="float" office:value="0.0752266387726639">
            <text:p>0.0752266388</text:p>
          </table:table-cell>
          <table:table-cell office:value-type="float" office:value="0.0351388888888889">
            <text:p>0.0351388889</text:p>
          </table:table-cell>
          <table:table-cell office:value-type="float" office:value="0.0489008135710576">
            <text:p>0.0489008136</text:p>
          </table:table-cell>
          <table:table-cell office:value-type="float" office:value="1.27438496817915">
            <text:p>1.2743849682</text:p>
          </table:table-cell>
          <table:table-cell office:value-type="float" office:value="1.12540620447531">
            <text:p>1.1254062045</text:p>
          </table:table-cell>
          <table:table-cell office:value-type="float" office:value="1.17583977505181">
            <text:p>1.1758397751</text:p>
          </table:table-cell>
          <table:table-cell office:value-type="float" office:value="9.55650309583442">
            <text:p>9.5565030958</text:p>
          </table:table-cell>
          <table:table-cell office:value-type="float" office:value="20.0705064429914">
            <text:p>20.070506443</text:p>
          </table:table-cell>
          <table:table-cell office:value-type="float" office:value="14.518369104569">
            <text:p>14.518369104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1">
            <text:p>31</text:p>
          </table:table-cell>
          <table:table-cell office:value-type="float" office:value="1572">
            <text:p>1572</text:p>
          </table:table-cell>
          <table:table-cell office:value-type="float" office:value="2844">
            <text:p>2844</text:p>
          </table:table-cell>
          <table:table-cell office:value-type="float" office:value="5031">
            <text:p>5031</text:p>
          </table:table-cell>
          <table:table-cell office:value-type="float" office:value="154.25">
            <text:p>154.25</text:p>
          </table:table-cell>
          <table:table-cell office:value-type="float" office:value="69.5">
            <text:p>69.5</text:p>
          </table:table-cell>
          <table:table-cell office:value-type="float" office:value="232.5">
            <text:p>232.5</text:p>
          </table:table-cell>
          <table:table-cell office:value-type="float" office:value="0.0981234096692112">
            <text:p>0.0981234097</text:p>
          </table:table-cell>
          <table:table-cell office:value-type="float" office:value="0.0244374120956399">
            <text:p>0.0244374121</text:p>
          </table:table-cell>
          <table:table-cell office:value-type="float" office:value="0.0462134764460346">
            <text:p>0.0462134764</text:p>
          </table:table-cell>
          <table:table-cell office:value-type="float" office:value="1.36230321275146">
            <text:p>1.3623032128</text:p>
          </table:table-cell>
          <table:table-cell office:value-type="float" office:value="1.08670142907021">
            <text:p>1.0867014291</text:p>
          </table:table-cell>
          <table:table-cell office:value-type="float" office:value="1.16593311095537">
            <text:p>1.165933111</text:p>
          </table:table-cell>
          <table:table-cell office:value-type="float" office:value="7.40520247343996">
            <text:p>7.4052024734</text:p>
          </table:table-cell>
          <table:table-cell office:value-type="float" office:value="28.7093600440135">
            <text:p>28.709360044</text:p>
          </table:table-cell>
          <table:table-cell office:value-type="float" office:value="15.3427747320317">
            <text:p>15.342774732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1693">
            <text:p>1693</text:p>
          </table:table-cell>
          <table:table-cell office:value-type="float" office:value="2882">
            <text:p>2882</text:p>
          </table:table-cell>
          <table:table-cell office:value-type="float" office:value="5662">
            <text:p>5662</text:p>
          </table:table-cell>
          <table:table-cell office:value-type="float" office:value="74.5">
            <text:p>74.5</text:p>
          </table:table-cell>
          <table:table-cell office:value-type="float" office:value="264.25">
            <text:p>264.25</text:p>
          </table:table-cell>
          <table:table-cell office:value-type="float" office:value="356.875">
            <text:p>356.875</text:p>
          </table:table-cell>
          <table:table-cell office:value-type="float" office:value="0.0440047253396338">
            <text:p>0.0440047253</text:p>
          </table:table-cell>
          <table:table-cell office:value-type="float" office:value="0.0916897987508675">
            <text:p>0.0916897988</text:p>
          </table:table-cell>
          <table:table-cell office:value-type="float" office:value="0.0630298481102084">
            <text:p>0.0630298481</text:p>
          </table:table-cell>
          <table:table-cell office:value-type="float" office:value="1.15781191375906">
            <text:p>1.1578119138</text:p>
          </table:table-cell>
          <table:table-cell office:value-type="float" office:value="1.33739205325019">
            <text:p>1.3373920533</text:p>
          </table:table-cell>
          <table:table-cell office:value-type="float" office:value="1.22839108142121">
            <text:p>1.2283910814</text:p>
          </table:table-cell>
          <table:table-cell office:value-type="float" office:value="16.0957395704377">
            <text:p>16.0957395704</text:p>
          </table:table-cell>
          <table:table-cell office:value-type="float" office:value="7.90120485945873">
            <text:p>7.9012048595</text:p>
          </table:table-cell>
          <table:table-cell office:value-type="float" office:value="11.3401691831039">
            <text:p>11.3401691831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1756">
            <text:p>1756</text:p>
          </table:table-cell>
          <table:table-cell office:value-type="float" office:value="3112">
            <text:p>3112</text:p>
          </table:table-cell>
          <table:table-cell office:value-type="float" office:value="5955">
            <text:p>5955</text:p>
          </table:table-cell>
          <table:table-cell office:value-type="float" office:value="79.5">
            <text:p>79.5</text:p>
          </table:table-cell>
          <table:table-cell office:value-type="float" office:value="237.25">
            <text:p>237.25</text:p>
          </table:table-cell>
          <table:table-cell office:value-type="float" office:value="428.375">
            <text:p>428.375</text:p>
          </table:table-cell>
          <table:table-cell office:value-type="float" office:value="0.0452733485193622">
            <text:p>0.0452733485</text:p>
          </table:table-cell>
          <table:table-cell office:value-type="float" office:value="0.076237146529563">
            <text:p>0.0762371465</text:p>
          </table:table-cell>
          <table:table-cell office:value-type="float" office:value="0.0719353484466835">
            <text:p>0.0719353484</text:p>
          </table:table-cell>
          <table:table-cell office:value-type="float" office:value="1.16247408494663">
            <text:p>1.1624740849</text:p>
          </table:table-cell>
          <table:table-cell office:value-type="float" office:value="1.27822173377497">
            <text:p>1.2782217338</text:p>
          </table:table-cell>
          <table:table-cell office:value-type="float" office:value="1.26191612050144">
            <text:p>1.2619161205</text:p>
          </table:table-cell>
          <table:table-cell office:value-type="float" office:value="15.6542858510508">
            <text:p>15.6542858511</text:p>
          </table:table-cell>
          <table:table-cell office:value-type="float" office:value="9.434317594543">
            <text:p>9.4343175945</text:p>
          </table:table-cell>
          <table:table-cell office:value-type="float" office:value="9.97825784854148">
            <text:p>9.978257848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1885">
            <text:p>1885</text:p>
          </table:table-cell>
          <table:table-cell office:value-type="float" office:value="3227">
            <text:p>3227</text:p>
          </table:table-cell>
          <table:table-cell office:value-type="float" office:value="6321">
            <text:p>6321</text:p>
          </table:table-cell>
          <table:table-cell office:value-type="float" office:value="86">
            <text:p>86</text:p>
          </table:table-cell>
          <table:table-cell office:value-type="float" office:value="179.875">
            <text:p>179.875</text:p>
          </table:table-cell>
          <table:table-cell office:value-type="float" office:value="424.125">
            <text:p>424.125</text:p>
          </table:table-cell>
          <table:table-cell office:value-type="float" office:value="0.0456233421750663">
            <text:p>0.0456233422</text:p>
          </table:table-cell>
          <table:table-cell office:value-type="float" office:value="0.0557406259683917">
            <text:p>0.055740626</text:p>
          </table:table-cell>
          <table:table-cell office:value-type="float" office:value="0.0670977693402943">
            <text:p>0.0670977693</text:p>
          </table:table-cell>
          <table:table-cell office:value-type="float" office:value="1.16376141674113">
            <text:p>1.1637614167</text:p>
          </table:table-cell>
          <table:table-cell office:value-type="float" office:value="1.20118194496073">
            <text:p>1.201181945</text:p>
          </table:table-cell>
          <table:table-cell office:value-type="float" office:value="1.2436663295659">
            <text:p>1.2436663296</text:p>
          </table:table-cell>
          <table:table-cell office:value-type="float" office:value="15.5368157316183">
            <text:p>15.5368157316</text:p>
          </table:table-cell>
          <table:table-cell office:value-type="float" office:value="12.7786647649125">
            <text:p>12.7786647649</text:p>
          </table:table-cell>
          <table:table-cell office:value-type="float" office:value="10.6732283478443">
            <text:p>10.6732283478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1948">
            <text:p>1948</text:p>
          </table:table-cell>
          <table:table-cell office:value-type="float" office:value="3464">
            <text:p>3464</text:p>
          </table:table-cell>
          <table:table-cell office:value-type="float" office:value="6060">
            <text:p>6060</text:p>
          </table:table-cell>
          <table:table-cell office:value-type="float" office:value="70.125">
            <text:p>70.125</text:p>
          </table:table-cell>
          <table:table-cell office:value-type="float" office:value="142.125">
            <text:p>142.125</text:p>
          </table:table-cell>
          <table:table-cell office:value-type="float" office:value="473">
            <text:p>473</text:p>
          </table:table-cell>
          <table:table-cell office:value-type="float" office:value="0.0359984599589322">
            <text:p>0.03599846</text:p>
          </table:table-cell>
          <table:table-cell office:value-type="float" office:value="0.0410291570438799">
            <text:p>0.041029157</text:p>
          </table:table-cell>
          <table:table-cell office:value-type="float" office:value="0.078052805280528">
            <text:p>0.0780528053</text:p>
          </table:table-cell>
          <table:table-cell office:value-type="float" office:value="1.12853455253032">
            <text:p>1.1285345525</text:p>
          </table:table-cell>
          <table:table-cell office:value-type="float" office:value="1.14690149743993">
            <text:p>1.1469014974</text:p>
          </table:table-cell>
          <table:table-cell office:value-type="float" office:value="1.28512560968968">
            <text:p>1.2851256097</text:p>
          </table:table-cell>
          <table:table-cell office:value-type="float" office:value="19.5994428855926">
            <text:p>19.5994428856</text:p>
          </table:table-cell>
          <table:table-cell office:value-type="float" office:value="17.2382657032065">
            <text:p>17.2382657032</text:p>
          </table:table-cell>
          <table:table-cell office:value-type="float" office:value="9.22272309664274">
            <text:p>9.222723096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52">
            <text:p>52</text:p>
          </table:table-cell>
          <table:table-cell table:number-columns-repeated="2" office:value-type="float" office:value="27">
            <text:p>27</text:p>
          </table:table-cell>
          <table:table-cell office:value-type="float" office:value="1841">
            <text:p>1841</text:p>
          </table:table-cell>
          <table:table-cell office:value-type="float" office:value="3519">
            <text:p>3519</text:p>
          </table:table-cell>
          <table:table-cell office:value-type="float" office:value="6280">
            <text:p>6280</text:p>
          </table:table-cell>
          <table:table-cell office:value-type="float" office:value="134.5">
            <text:p>134.5</text:p>
          </table:table-cell>
          <table:table-cell office:value-type="float" office:value="240">
            <text:p>240</text:p>
          </table:table-cell>
          <table:table-cell office:value-type="float" office:value="364.875">
            <text:p>364.875</text:p>
          </table:table-cell>
          <table:table-cell office:value-type="float" office:value="0.0730581205866377">
            <text:p>0.0730581206</text:p>
          </table:table-cell>
          <table:table-cell office:value-type="float" office:value="0.0682011935208866">
            <text:p>0.0682011935</text:p>
          </table:table-cell>
          <table:table-cell office:value-type="float" office:value="0.0581011146496815">
            <text:p>0.0581011146</text:p>
          </table:table-cell>
          <table:table-cell office:value-type="float" office:value="1.26616490046119">
            <text:p>1.2661649005</text:p>
          </table:table-cell>
          <table:table-cell office:value-type="float" office:value="1.24782092680654">
            <text:p>1.2478209268</text:p>
          </table:table-cell>
          <table:table-cell office:value-type="float" office:value="1.20997035074001">
            <text:p>1.2099703507</text:p>
          </table:table-cell>
          <table:table-cell office:value-type="float" office:value="9.83011403973374">
            <text:p>9.8301140397</text:p>
          </table:table-cell>
          <table:table-cell office:value-type="float" office:value="10.5060334723492">
            <text:p>10.5060334723</text:p>
          </table:table-cell>
          <table:table-cell office:value-type="float" office:value="12.2733267817697">
            <text:p>12.273326781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1944">
            <text:p>1944</text:p>
          </table:table-cell>
          <table:table-cell office:value-type="float" office:value="3900">
            <text:p>3900</text:p>
          </table:table-cell>
          <table:table-cell office:value-type="float" office:value="7255">
            <text:p>7255</text:p>
          </table:table-cell>
          <table:table-cell office:value-type="float" office:value="134.5">
            <text:p>134.5</text:p>
          </table:table-cell>
          <table:table-cell office:value-type="float" office:value="322.625">
            <text:p>322.625</text:p>
          </table:table-cell>
          <table:table-cell office:value-type="float" office:value="419.375">
            <text:p>419.375</text:p>
          </table:table-cell>
          <table:table-cell office:value-type="float" office:value="0.0691872427983539">
            <text:p>0.0691872428</text:p>
          </table:table-cell>
          <table:table-cell office:value-type="float" office:value="0.082724358974359">
            <text:p>0.082724359</text:p>
          </table:table-cell>
          <table:table-cell office:value-type="float" office:value="0.0578049620951068">
            <text:p>0.0578049621</text:p>
          </table:table-cell>
          <table:table-cell office:value-type="float" office:value="1.25153762394367">
            <text:p>1.2515376239</text:p>
          </table:table-cell>
          <table:table-cell office:value-type="float" office:value="1.30294816276298">
            <text:p>1.3029481628</text:p>
          </table:table-cell>
          <table:table-cell office:value-type="float" office:value="1.20886653807279">
            <text:p>1.2088665381</text:p>
          </table:table-cell>
          <table:table-cell office:value-type="float" office:value="10.3611343304319">
            <text:p>10.3611343304</text:p>
          </table:table-cell>
          <table:table-cell office:value-type="float" office:value="8.72098040535737">
            <text:p>8.7209804054</text:p>
          </table:table-cell>
          <table:table-cell office:value-type="float" office:value="12.3344640763844">
            <text:p>12.3344640764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2132">
            <text:p>2132</text:p>
          </table:table-cell>
          <table:table-cell office:value-type="float" office:value="4066">
            <text:p>4066</text:p>
          </table:table-cell>
          <table:table-cell office:value-type="float" office:value="8051">
            <text:p>8051</text:p>
          </table:table-cell>
          <table:table-cell office:value-type="float" office:value="108.5">
            <text:p>108.5</text:p>
          </table:table-cell>
          <table:table-cell office:value-type="float" office:value="161">
            <text:p>161</text:p>
          </table:table-cell>
          <table:table-cell office:value-type="float" office:value="261.625">
            <text:p>261.625</text:p>
          </table:table-cell>
          <table:table-cell office:value-type="float" office:value="0.050891181988743">
            <text:p>0.050891182</text:p>
          </table:table-cell>
          <table:table-cell office:value-type="float" office:value="0.0395966551893753">
            <text:p>0.0395966552</text:p>
          </table:table-cell>
          <table:table-cell office:value-type="float" office:value="0.0324959632343808">
            <text:p>0.0324959632</text:p>
          </table:table-cell>
          <table:table-cell office:value-type="float" office:value="1.18319536527285">
            <text:p>1.1831953653</text:p>
          </table:table-cell>
          <table:table-cell office:value-type="float" office:value="1.1416613675631">
            <text:p>1.1416613676</text:p>
          </table:table-cell>
          <table:table-cell office:value-type="float" office:value="1.11580560706833">
            <text:p>1.1158056071</text:p>
          </table:table-cell>
          <table:table-cell office:value-type="float" office:value="13.9638888596707">
            <text:p>13.9638888597</text:p>
          </table:table-cell>
          <table:table-cell office:value-type="float" office:value="17.8495258314306">
            <text:p>17.8495258314</text:p>
          </table:table-cell>
          <table:table-cell office:value-type="float" office:value="21.6749813821106">
            <text:p>21.674981382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5">
            <text:p>2275</text:p>
          </table:table-cell>
          <table:table-cell office:value-type="float" office:value="4041">
            <text:p>4041</text:p>
          </table:table-cell>
          <table:table-cell office:value-type="float" office:value="7926">
            <text:p>7926</text:p>
          </table:table-cell>
          <table:table-cell office:value-type="float" office:value="183">
            <text:p>183</text:p>
          </table:table-cell>
          <table:table-cell office:value-type="float" office:value="252.5">
            <text:p>252.5</text:p>
          </table:table-cell>
          <table:table-cell office:value-type="float" office:value="401.375">
            <text:p>401.375</text:p>
          </table:table-cell>
          <table:table-cell office:value-type="float" office:value="0.0804395604395604">
            <text:p>0.0804395604</text:p>
          </table:table-cell>
          <table:table-cell office:value-type="float" office:value="0.0624845335313041">
            <text:p>0.0624845335</text:p>
          </table:table-cell>
          <table:table-cell office:value-type="float" office:value="0.0506402977542266">
            <text:p>0.0506402978</text:p>
          </table:table-cell>
          <table:table-cell office:value-type="float" office:value="1.29422068639053">
            <text:p>1.2942206864</text:p>
          </table:table-cell>
          <table:table-cell office:value-type="float" office:value="1.22634832854359">
            <text:p>1.2263483285</text:p>
          </table:table-cell>
          <table:table-cell office:value-type="float" office:value="1.1822673440628">
            <text:p>1.1822673441</text:p>
          </table:table-cell>
          <table:table-cell office:value-type="float" office:value="8.95909872562342">
            <text:p>8.9590987256</text:p>
          </table:table-cell>
          <table:table-cell office:value-type="float" office:value="11.4361728562799">
            <text:p>11.4361728563</text:p>
          </table:table-cell>
          <table:table-cell office:value-type="float" office:value="14.0313803141834">
            <text:p>14.031380314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2536">
            <text:p>2536</text:p>
          </table:table-cell>
          <table:table-cell office:value-type="float" office:value="4606">
            <text:p>4606</text:p>
          </table:table-cell>
          <table:table-cell office:value-type="float" office:value="9304">
            <text:p>9304</text:p>
          </table:table-cell>
          <table:table-cell office:value-type="float" office:value="167.625">
            <text:p>167.625</text:p>
          </table:table-cell>
          <table:table-cell office:value-type="float" office:value="251.75">
            <text:p>251.75</text:p>
          </table:table-cell>
          <table:table-cell office:value-type="float" office:value="407.5">
            <text:p>407.5</text:p>
          </table:table-cell>
          <table:table-cell office:value-type="float" office:value="0.0660981861198738">
            <text:p>0.0660981861</text:p>
          </table:table-cell>
          <table:table-cell office:value-type="float" office:value="0.054656969170647">
            <text:p>0.0546569692</text:p>
          </table:table-cell>
          <table:table-cell office:value-type="float" office:value="0.0437983662940671">
            <text:p>0.0437983663</text:p>
          </table:table-cell>
          <table:table-cell office:value-type="float" office:value="1.2399068330279">
            <text:p>1.239906833</text:p>
          </table:table-cell>
          <table:table-cell office:value-type="float" office:value="1.19715466528395">
            <text:p>1.1971546653</text:p>
          </table:table-cell>
          <table:table-cell office:value-type="float" office:value="1.15705414393369">
            <text:p>1.1570541439</text:p>
          </table:table-cell>
          <table:table-cell office:value-type="float" office:value="10.8295061246206">
            <text:p>10.8295061246</text:p>
          </table:table-cell>
          <table:table-cell office:value-type="float" office:value="13.0252711395481">
            <text:p>13.0252711395</text:p>
          </table:table-cell>
          <table:table-cell office:value-type="float" office:value="16.1699659970563">
            <text:p>16.169965997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48">
            <text:p>48</text:p>
          </table:table-cell>
          <table:table-cell office:value-type="float" office:value="2767">
            <text:p>2767</text:p>
          </table:table-cell>
          <table:table-cell office:value-type="float" office:value="5000">
            <text:p>5000</text:p>
          </table:table-cell>
          <table:table-cell office:value-type="float" office:value="9079">
            <text:p>9079</text:p>
          </table:table-cell>
          <table:table-cell office:value-type="float" office:value="186.375">
            <text:p>186.375</text:p>
          </table:table-cell>
          <table:table-cell office:value-type="float" office:value="180.5">
            <text:p>180.5</text:p>
          </table:table-cell>
          <table:table-cell office:value-type="float" office:value="334">
            <text:p>334</text:p>
          </table:table-cell>
          <table:table-cell office:value-type="float" office:value="0.0673563426093242">
            <text:p>0.0673563426</text:p>
          </table:table-cell>
          <table:table-cell office:value-type="float" office:value="0.0361">
            <text:p>0.0361</text:p>
          </table:table-cell>
          <table:table-cell office:value-type="float" office:value="0.0367881925322172">
            <text:p>0.0367881925</text:p>
          </table:table-cell>
          <table:table-cell office:value-type="float" office:value="1.24463947783646">
            <text:p>1.2446394778</text:p>
          </table:table-cell>
          <table:table-cell office:value-type="float" office:value="1.1289042916">
            <text:p>1.1289042916</text:p>
          </table:table-cell>
          <table:table-cell office:value-type="float" office:value="1.13141128123794">
            <text:p>1.1314112812</text:p>
          </table:table-cell>
          <table:table-cell office:value-type="float" office:value="10.6335571138705">
            <text:p>10.6335571139</text:p>
          </table:table-cell>
          <table:table-cell office:value-type="float" office:value="19.5452780957397">
            <text:p>19.5452780957</text:p>
          </table:table-cell>
          <table:table-cell office:value-type="float" office:value="19.1860534439709">
            <text:p>19.186053444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 office:value-type="float" office:value="97">
            <text:p>97</text:p>
          </table:table-cell>
          <table:table-cell office:value-type="float" office:value="2527">
            <text:p>2527</text:p>
          </table:table-cell>
          <table:table-cell office:value-type="float" office:value="5010">
            <text:p>5010</text:p>
          </table:table-cell>
          <table:table-cell office:value-type="float" office:value="8320">
            <text:p>8320</text:p>
          </table:table-cell>
          <table:table-cell office:value-type="float" office:value="244">
            <text:p>244</text:p>
          </table:table-cell>
          <table:table-cell office:value-type="float" office:value="251.5">
            <text:p>251.5</text:p>
          </table:table-cell>
          <table:table-cell office:value-type="float" office:value="426.5">
            <text:p>426.5</text:p>
          </table:table-cell>
          <table:table-cell office:value-type="float" office:value="0.0965571824297586">
            <text:p>0.0965571824</text:p>
          </table:table-cell>
          <table:table-cell office:value-type="float" office:value="0.0501996007984032">
            <text:p>0.0501996008</text:p>
          </table:table-cell>
          <table:table-cell office:value-type="float" office:value="0.0512620192307692">
            <text:p>0.0512620192</text:p>
          </table:table-cell>
          <table:table-cell office:value-type="float" office:value="1.35622378588255">
            <text:p>1.3562237859</text:p>
          </table:table-cell>
          <table:table-cell office:value-type="float" office:value="1.18063780263824">
            <text:p>1.1806378026</text:p>
          </table:table-cell>
          <table:table-cell office:value-type="float" office:value="1.1845675447543">
            <text:p>1.1845675448</text:p>
          </table:table-cell>
          <table:table-cell office:value-type="float" office:value="7.51986862822934">
            <text:p>7.5198686282</text:p>
          </table:table-cell>
          <table:table-cell office:value-type="float" office:value="14.1515670567145">
            <text:p>14.1515670567</text:p>
          </table:table-cell>
          <table:table-cell office:value-type="float" office:value="13.8653380122423">
            <text:p>13.865338012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table:number-columns-repeated="2" office:value-type="float" office:value="97">
            <text:p>97</text:p>
          </table:table-cell>
          <table:table-cell office:value-type="float" office:value="2935">
            <text:p>2935</text:p>
          </table:table-cell>
          <table:table-cell office:value-type="float" office:value="5625">
            <text:p>5625</text:p>
          </table:table-cell>
          <table:table-cell office:value-type="float" office:value="9575">
            <text:p>9575</text:p>
          </table:table-cell>
          <table:table-cell office:value-type="float" office:value="327.75">
            <text:p>327.75</text:p>
          </table:table-cell>
          <table:table-cell office:value-type="float" office:value="233.5">
            <text:p>233.5</text:p>
          </table:table-cell>
          <table:table-cell office:value-type="float" office:value="428.5">
            <text:p>428.5</text:p>
          </table:table-cell>
          <table:table-cell office:value-type="float" office:value="0.111669505962521">
            <text:p>0.111669506</text:p>
          </table:table-cell>
          <table:table-cell office:value-type="float" office:value="0.0415111111111111">
            <text:p>0.0415111111</text:p>
          </table:table-cell>
          <table:table-cell office:value-type="float" office:value="0.0447519582245431">
            <text:p>0.0447519582</text:p>
          </table:table-cell>
          <table:table-cell office:value-type="float" office:value="1.41528462485018">
            <text:p>1.4152846249</text:p>
          </table:table-cell>
          <table:table-cell office:value-type="float" office:value="1.14866630668642">
            <text:p>1.1486663067</text:p>
          </table:table-cell>
          <table:table-cell office:value-type="float" office:value="1.16055721980517">
            <text:p>1.1605572198</text:p>
          </table:table-cell>
          <table:table-cell office:value-type="float" office:value="6.54759020698692">
            <text:p>6.547590207</text:p>
          </table:table-cell>
          <table:table-cell office:value-type="float" office:value="17.0420953626928">
            <text:p>17.0420953627</text:p>
          </table:table-cell>
          <table:table-cell office:value-type="float" office:value="15.8326895679585">
            <text:p>15.83268956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3">
            <text:p>73</text:p>
          </table:table-cell>
          <table:table-cell office:value-type="float" office:value="97">
            <text:p>97</text:p>
          </table:table-cell>
          <table:table-cell office:value-type="float" office:value="3129">
            <text:p>3129</text:p>
          </table:table-cell>
          <table:table-cell office:value-type="float" office:value="5506">
            <text:p>5506</text:p>
          </table:table-cell>
          <table:table-cell office:value-type="float" office:value="9286">
            <text:p>9286</text:p>
          </table:table-cell>
          <table:table-cell office:value-type="float" office:value="213.375">
            <text:p>213.375</text:p>
          </table:table-cell>
          <table:table-cell office:value-type="float" office:value="209.375">
            <text:p>209.375</text:p>
          </table:table-cell>
          <table:table-cell office:value-type="float" office:value="378.375">
            <text:p>378.375</text:p>
          </table:table-cell>
          <table:table-cell office:value-type="float" office:value="0.0681927133269415">
            <text:p>0.0681927133</text:p>
          </table:table-cell>
          <table:table-cell office:value-type="float" office:value="0.0380266981474755">
            <text:p>0.0380266981</text:p>
          </table:table-cell>
          <table:table-cell office:value-type="float" office:value="0.0407468231746716">
            <text:p>0.0407468232</text:p>
          </table:table-cell>
          <table:table-cell office:value-type="float" office:value="1.24778897910004">
            <text:p>1.2477889791</text:p>
          </table:table-cell>
          <table:table-cell office:value-type="float" office:value="1.13592766186928">
            <text:p>1.1359276619</text:p>
          </table:table-cell>
          <table:table-cell office:value-type="float" office:value="1.14586807616505">
            <text:p>1.1458680762</text:p>
          </table:table-cell>
          <table:table-cell office:value-type="float" office:value="10.5072977975956">
            <text:p>10.5072977976</text:p>
          </table:table-cell>
          <table:table-cell office:value-type="float" office:value="18.5723265279221">
            <text:p>18.5723265279</text:p>
          </table:table-cell>
          <table:table-cell office:value-type="float" office:value="17.3553396370325">
            <text:p>17.355339637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62">
            <text:p>62</text:p>
          </table:table-cell>
          <table:table-cell office:value-type="float" office:value="3660">
            <text:p>3660</text:p>
          </table:table-cell>
          <table:table-cell office:value-type="float" office:value="6105">
            <text:p>6105</text:p>
          </table:table-cell>
          <table:table-cell office:value-type="float" office:value="10734">
            <text:p>10734</text:p>
          </table:table-cell>
          <table:table-cell office:value-type="float" office:value="232.5">
            <text:p>232.5</text:p>
          </table:table-cell>
          <table:table-cell office:value-type="float" office:value="276.375">
            <text:p>276.375</text:p>
          </table:table-cell>
          <table:table-cell office:value-type="float" office:value="481.25">
            <text:p>481.25</text:p>
          </table:table-cell>
          <table:table-cell office:value-type="float" office:value="0.0635245901639344">
            <text:p>0.0635245902</text:p>
          </table:table-cell>
          <table:table-cell office:value-type="float" office:value="0.0452702702702703">
            <text:p>0.0452702703</text:p>
          </table:table-cell>
          <table:table-cell office:value-type="float" office:value="0.044834171790572">
            <text:p>0.0448341718</text:p>
          </table:table-cell>
          <table:table-cell office:value-type="float" office:value="1.23024539774254">
            <text:p>1.2302453977</text:p>
          </table:table-cell>
          <table:table-cell office:value-type="float" office:value="1.16246276479182">
            <text:p>1.1624627648</text:p>
          </table:table-cell>
          <table:table-cell office:value-type="float" office:value="1.16085940306889">
            <text:p>1.1608594031</text:p>
          </table:table-cell>
          <table:table-cell office:value-type="float" office:value="11.254494522412">
            <text:p>11.2544945224</text:p>
          </table:table-cell>
          <table:table-cell office:value-type="float" office:value="15.6553270757619">
            <text:p>15.6553270758</text:p>
          </table:table-cell>
          <table:table-cell office:value-type="float" office:value="15.80428309973">
            <text:p>15.804283099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3">
            <text:p>53</text:p>
          </table:table-cell>
          <table:table-cell office:value-type="float" office:value="98">
            <text:p>98</text:p>
          </table:table-cell>
          <table:table-cell office:value-type="float" office:value="3478">
            <text:p>3478</text:p>
          </table:table-cell>
          <table:table-cell office:value-type="float" office:value="6137">
            <text:p>6137</text:p>
          </table:table-cell>
          <table:table-cell office:value-type="float" office:value="11092">
            <text:p>11092</text:p>
          </table:table-cell>
          <table:table-cell office:value-type="float" office:value="203.75">
            <text:p>203.75</text:p>
          </table:table-cell>
          <table:table-cell office:value-type="float" office:value="460.875">
            <text:p>460.875</text:p>
          </table:table-cell>
          <table:table-cell office:value-type="float" office:value="686.5">
            <text:p>686.5</text:p>
          </table:table-cell>
          <table:table-cell office:value-type="float" office:value="0.0585825186889017">
            <text:p>0.0585825187</text:p>
          </table:table-cell>
          <table:table-cell office:value-type="float" office:value="0.0750977676389115">
            <text:p>0.0750977676</text:p>
          </table:table-cell>
          <table:table-cell office:value-type="float" office:value="0.0618914532996754">
            <text:p>0.0618914533</text:p>
          </table:table-cell>
          <table:table-cell office:value-type="float" office:value="1.21176536194319">
            <text:p>1.2117653619</text:p>
          </table:table-cell>
          <table:table-cell office:value-type="float" office:value="1.27389594915671">
            <text:p>1.2738959492</text:p>
          </table:table-cell>
          <table:table-cell office:value-type="float" office:value="1.22412796845229">
            <text:p>1.2241279685</text:p>
          </table:table-cell>
          <table:table-cell office:value-type="float" office:value="12.1752651656599">
            <text:p>12.1752651657</text:p>
          </table:table-cell>
          <table:table-cell office:value-type="float" office:value="9.57232185804835">
            <text:p>9.572321858</text:p>
          </table:table-cell>
          <table:table-cell office:value-type="float" office:value="11.5425056977382">
            <text:p>11.5425056977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4238">
            <text:p>4238</text:p>
          </table:table-cell>
          <table:table-cell office:value-type="float" office:value="7062">
            <text:p>7062</text:p>
          </table:table-cell>
          <table:table-cell office:value-type="float" office:value="12009">
            <text:p>12009</text:p>
          </table:table-cell>
          <table:table-cell office:value-type="float" office:value="199.5">
            <text:p>199.5</text:p>
          </table:table-cell>
          <table:table-cell office:value-type="float" office:value="336.375">
            <text:p>336.375</text:p>
          </table:table-cell>
          <table:table-cell office:value-type="float" office:value="793.625">
            <text:p>793.625</text:p>
          </table:table-cell>
          <table:table-cell office:value-type="float" office:value="0.0470740915526192">
            <text:p>0.0470740916</text:p>
          </table:table-cell>
          <table:table-cell office:value-type="float" office:value="0.0476316907391674">
            <text:p>0.0476316907</text:p>
          </table:table-cell>
          <table:table-cell office:value-type="float" office:value="0.0660858522774586">
            <text:p>0.0660858523</text:p>
          </table:table-cell>
          <table:table-cell office:value-type="float" office:value="1.16910262182136">
            <text:p>1.1691026218</text:p>
          </table:table-cell>
          <table:table-cell office:value-type="float" office:value="1.17115772239392">
            <text:p>1.1711577224</text:p>
          </table:table-cell>
          <table:table-cell office:value-type="float" office:value="1.23986046911873">
            <text:p>1.2398604691</text:p>
          </table:table-cell>
          <table:table-cell office:value-type="float" office:value="15.0685168941141">
            <text:p>15.0685168941</text:p>
          </table:table-cell>
          <table:table-cell office:value-type="float" office:value="14.8961129838015">
            <text:p>14.8961129838</text:p>
          </table:table-cell>
          <table:table-cell office:value-type="float" office:value="10.8314639504414">
            <text:p>10.831463950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9">
            <text:p>59</text:p>
          </table:table-cell>
          <table:table-cell office:value-type="float" office:value="4375">
            <text:p>4375</text:p>
          </table:table-cell>
          <table:table-cell office:value-type="float" office:value="6620">
            <text:p>6620</text:p>
          </table:table-cell>
          <table:table-cell office:value-type="float" office:value="12881">
            <text:p>12881</text:p>
          </table:table-cell>
          <table:table-cell office:value-type="float" office:value="233.75">
            <text:p>233.75</text:p>
          </table:table-cell>
          <table:table-cell office:value-type="float" office:value="568.125">
            <text:p>568.125</text:p>
          </table:table-cell>
          <table:table-cell office:value-type="float" office:value="876.125">
            <text:p>876.125</text:p>
          </table:table-cell>
          <table:table-cell office:value-type="float" office:value="0.0534285714285714">
            <text:p>0.0534285714</text:p>
          </table:table-cell>
          <table:table-cell office:value-type="float" office:value="0.0858194864048338">
            <text:p>0.0858194864</text:p>
          </table:table-cell>
          <table:table-cell office:value-type="float" office:value="0.0680168465181275">
            <text:p>0.0680168465</text:p>
          </table:table-cell>
          <table:table-cell office:value-type="float" office:value="1.19259504">
            <text:p>1.19259504</text:p>
          </table:table-cell>
          <table:table-cell office:value-type="float" office:value="1.31480357154063">
            <text:p>1.3148035715</text:p>
          </table:table-cell>
          <table:table-cell office:value-type="float" office:value="1.24712649397758">
            <text:p>1.247126494</text:p>
          </table:table-cell>
          <table:table-cell office:value-type="float" office:value="13.3169101430802">
            <text:p>13.3169101431</text:p>
          </table:table-cell>
          <table:table-cell office:value-type="float" office:value="8.41862238262838">
            <text:p>8.4186223826</text:p>
          </table:table-cell>
          <table:table-cell office:value-type="float" office:value="10.533589092619">
            <text:p>10.533589092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3867">
            <text:p>3867</text:p>
          </table:table-cell>
          <table:table-cell office:value-type="float" office:value="7262">
            <text:p>7262</text:p>
          </table:table-cell>
          <table:table-cell office:value-type="float" office:value="12968">
            <text:p>12968</text:p>
          </table:table-cell>
          <table:table-cell office:value-type="float" office:value="222.75">
            <text:p>222.75</text:p>
          </table:table-cell>
          <table:table-cell office:value-type="float" office:value="551">
            <text:p>551</text:p>
          </table:table-cell>
          <table:table-cell office:value-type="float" office:value="1045.5">
            <text:p>1045.5</text:p>
          </table:table-cell>
          <table:table-cell office:value-type="float" office:value="0.0576027928626843">
            <text:p>0.0576027929</text:p>
          </table:table-cell>
          <table:table-cell office:value-type="float" office:value="0.0758744147617736">
            <text:p>0.0758744148</text:p>
          </table:table-cell>
          <table:table-cell office:value-type="float" office:value="0.0806215299198026">
            <text:p>0.0806215299</text:p>
          </table:table-cell>
          <table:table-cell office:value-type="float" office:value="1.20811321524073">
            <text:p>1.2081132152</text:p>
          </table:table-cell>
          <table:table-cell office:value-type="float" office:value="1.27684402822447">
            <text:p>1.2768440282</text:p>
          </table:table-cell>
          <table:table-cell office:value-type="float" office:value="1.29491502364906">
            <text:p>1.2949150236</text:p>
          </table:table-cell>
          <table:table-cell office:value-type="float" office:value="12.3765605543249">
            <text:p>12.3765605543</text:p>
          </table:table-cell>
          <table:table-cell office:value-type="float" office:value="9.47780299964207">
            <text:p>9.4778029996</text:p>
          </table:table-cell>
          <table:table-cell office:value-type="float" office:value="8.93963973155584">
            <text:p>8.939639731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5">
            <text:p>75</text:p>
          </table:table-cell>
          <table:table-cell office:value-type="float" office:value="133">
            <text:p>133</text:p>
          </table:table-cell>
          <table:table-cell office:value-type="float" office:value="4392">
            <text:p>4392</text:p>
          </table:table-cell>
          <table:table-cell office:value-type="float" office:value="7737">
            <text:p>7737</text:p>
          </table:table-cell>
          <table:table-cell office:value-type="float" office:value="15154">
            <text:p>15154</text:p>
          </table:table-cell>
          <table:table-cell office:value-type="float" office:value="184">
            <text:p>184</text:p>
          </table:table-cell>
          <table:table-cell office:value-type="float" office:value="498.75">
            <text:p>498.75</text:p>
          </table:table-cell>
          <table:table-cell office:value-type="float" office:value="1161.625">
            <text:p>1161.625</text:p>
          </table:table-cell>
          <table:table-cell office:value-type="float" office:value="0.0418943533697632">
            <text:p>0.0418943534</text:p>
          </table:table-cell>
          <table:table-cell office:value-type="float" office:value="0.0644629701434665">
            <text:p>0.0644629701</text:p>
          </table:table-cell>
          <table:table-cell office:value-type="float" office:value="0.0766546786327042">
            <text:p>0.0766546786</text:p>
          </table:table-cell>
          <table:table-cell office:value-type="float" office:value="1.15007030500894">
            <text:p>1.150070305</text:p>
          </table:table-cell>
          <table:table-cell office:value-type="float" office:value="1.23376512556078">
            <text:p>1.2337651256</text:p>
          </table:table-cell>
          <table:table-cell office:value-type="float" office:value="1.27980821713678">
            <text:p>1.2798082171</text:p>
          </table:table-cell>
          <table:table-cell office:value-type="float" office:value="16.8893248933322">
            <text:p>16.8893248933</text:p>
          </table:table-cell>
          <table:table-cell office:value-type="float" office:value="11.0956064667546">
            <text:p>11.0956064668</text:p>
          </table:table-cell>
          <table:table-cell office:value-type="float" office:value="9.38477184357905">
            <text:p>9.384771843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133">
            <text:p>133</text:p>
          </table:table-cell>
          <table:table-cell office:value-type="float" office:value="4750">
            <text:p>4750</text:p>
          </table:table-cell>
          <table:table-cell office:value-type="float" office:value="8177">
            <text:p>8177</text:p>
          </table:table-cell>
          <table:table-cell office:value-type="float" office:value="14747">
            <text:p>14747</text:p>
          </table:table-cell>
          <table:table-cell office:value-type="float" office:value="250">
            <text:p>250</text:p>
          </table:table-cell>
          <table:table-cell office:value-type="float" office:value="321.875">
            <text:p>321.875</text:p>
          </table:table-cell>
          <table:table-cell office:value-type="float" office:value="774.875">
            <text:p>774.875</text:p>
          </table:table-cell>
          <table:table-cell office:value-type="float" office:value="0.0526315789473684">
            <text:p>0.0526315789</text:p>
          </table:table-cell>
          <table:table-cell office:value-type="float" office:value="0.0393634584811055">
            <text:p>0.0393634585</text:p>
          </table:table-cell>
          <table:table-cell office:value-type="float" office:value="0.0525445853393911">
            <text:p>0.0525445853</text:p>
          </table:table-cell>
          <table:table-cell office:value-type="float" office:value="1.18963988919668">
            <text:p>1.1896398892</text:p>
          </table:table-cell>
          <table:table-cell office:value-type="float" office:value="1.14080908913651">
            <text:p>1.1408090891</text:p>
          </table:table-cell>
          <table:table-cell office:value-type="float" office:value="1.18931747824691">
            <text:p>1.1893174782</text:p>
          </table:table-cell>
          <table:table-cell office:value-type="float" office:value="13.5134073339649">
            <text:p>13.513407334</text:p>
          </table:table-cell>
          <table:table-cell office:value-type="float" office:value="17.9532429365048">
            <text:p>17.9532429365</text:p>
          </table:table-cell>
          <table:table-cell office:value-type="float" office:value="13.5352162208361">
            <text:p>13.5352162208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 office:value-type="float" office:value="89">
            <text:p>89</text:p>
          </table:table-cell>
          <table:table-cell office:value-type="float" office:value="4816">
            <text:p>4816</text:p>
          </table:table-cell>
          <table:table-cell office:value-type="float" office:value="8427">
            <text:p>8427</text:p>
          </table:table-cell>
          <table:table-cell office:value-type="float" office:value="16767">
            <text:p>16767</text:p>
          </table:table-cell>
          <table:table-cell office:value-type="float" office:value="178.5">
            <text:p>178.5</text:p>
          </table:table-cell>
          <table:table-cell office:value-type="float" office:value="337.5">
            <text:p>337.5</text:p>
          </table:table-cell>
          <table:table-cell office:value-type="float" office:value="849.125">
            <text:p>849.125</text:p>
          </table:table-cell>
          <table:table-cell office:value-type="float" office:value="0.0370639534883721">
            <text:p>0.0370639535</text:p>
          </table:table-cell>
          <table:table-cell office:value-type="float" office:value="0.0400498398006408">
            <text:p>0.0400498398</text:p>
          </table:table-cell>
          <table:table-cell office:value-type="float" office:value="0.0506426313592175">
            <text:p>0.0506426314</text:p>
          </table:table-cell>
          <table:table-cell office:value-type="float" office:value="1.13241636103975">
            <text:p>1.132416361</text:p>
          </table:table-cell>
          <table:table-cell office:value-type="float" office:value="1.14331825905163">
            <text:p>1.1433182591</text:p>
          </table:table-cell>
          <table:table-cell office:value-type="float" office:value="1.18227597493479">
            <text:p>1.1822759749</text:p>
          </table:table-cell>
          <table:table-cell office:value-type="float" office:value="19.0458542139044">
            <text:p>19.0458542139</text:p>
          </table:table-cell>
          <table:table-cell office:value-type="float" office:value="17.651420338324">
            <text:p>17.6514203383</text:p>
          </table:table-cell>
          <table:table-cell office:value-type="float" office:value="14.0307494605436">
            <text:p>14.0307494605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4948">
            <text:p>4948</text:p>
          </table:table-cell>
          <table:table-cell office:value-type="float" office:value="8969">
            <text:p>8969</text:p>
          </table:table-cell>
          <table:table-cell office:value-type="float" office:value="17487">
            <text:p>17487</text:p>
          </table:table-cell>
          <table:table-cell office:value-type="float" office:value="275.75">
            <text:p>275.75</text:p>
          </table:table-cell>
          <table:table-cell office:value-type="float" office:value="479.125">
            <text:p>479.125</text:p>
          </table:table-cell>
          <table:table-cell office:value-type="float" office:value="310.75">
            <text:p>310.75</text:p>
          </table:table-cell>
          <table:table-cell office:value-type="float" office:value="0.055729587712207">
            <text:p>0.0557295877</text:p>
          </table:table-cell>
          <table:table-cell office:value-type="float" office:value="0.053420113725053">
            <text:p>0.0534201137</text:p>
          </table:table-cell>
          <table:table-cell office:value-type="float" office:value="0.0177703436838795">
            <text:p>0.0177703437</text:p>
          </table:table-cell>
          <table:table-cell office:value-type="float" office:value="1.20114089940801">
            <text:p>1.2011408994</text:p>
          </table:table-cell>
          <table:table-cell office:value-type="float" office:value="1.19256366679646">
            <text:p>1.1925636668</text:p>
          </table:table-cell>
          <table:table-cell office:value-type="float" office:value="1.06281514171828">
            <text:p>1.0628151417</text:p>
          </table:table-cell>
          <table:table-cell office:value-type="float" office:value="12.7811283905744">
            <text:p>12.7811283906</text:p>
          </table:table-cell>
          <table:table-cell office:value-type="float" office:value="13.3189646025606">
            <text:p>13.3189646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5644">
            <text:p>5644</text:p>
          </table:table-cell>
          <table:table-cell office:value-type="float" office:value="9949">
            <text:p>9949</text:p>
          </table:table-cell>
          <table:table-cell office:value-type="float" office:value="19580">
            <text:p>19580</text:p>
          </table:table-cell>
          <table:table-cell office:value-type="float" office:value="333.125">
            <text:p>333.125</text:p>
          </table:table-cell>
          <table:table-cell office:value-type="float" office:value="608.75">
            <text:p>608.75</text:p>
          </table:table-cell>
          <table:table-cell office:value-type="float" office:value="-319">
            <text:p>-319</text:p>
          </table:table-cell>
          <table:table-cell office:value-type="float" office:value="0.059022856130404">
            <text:p>0.0590228561</text:p>
          </table:table-cell>
          <table:table-cell office:value-type="float" office:value="0.0611870539752739">
            <text:p>0.061187054</text:p>
          </table:table-cell>
          <table:table-cell office:value-type="float" office:value="-0.0162921348314607">
            <text:p>-0.0162921348</text:p>
          </table:table-cell>
          <table:table-cell office:value-type="float" office:value="1.21340804364616">
            <text:p>1.2134080436</text:p>
          </table:table-cell>
          <table:table-cell office:value-type="float" office:value="1.22149264583884">
            <text:p>1.2214926458</text:p>
          </table:table-cell>
          <table:table-cell office:value-type="float" office:value="0.943497778058326">
            <text:p>0.9434977781</text:p>
          </table:table-cell>
          <table:table-cell office:value-type="float" office:value="12.0869691781428">
            <text:p>12.0869691781</text:p>
          </table:table-cell>
          <table:table-cell office:value-type="float" office:value="11.6714740748257">
            <text:p>11.67147407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6005">
            <text:p>6005</text:p>
          </table:table-cell>
          <table:table-cell office:value-type="float" office:value="10576">
            <text:p>10576</text:p>
          </table:table-cell>
          <table:table-cell office:value-type="float" office:value="19300">
            <text:p>19300</text:p>
          </table:table-cell>
          <table:table-cell office:value-type="float" office:value="366.375">
            <text:p>366.375</text:p>
          </table:table-cell>
          <table:table-cell office:value-type="float" office:value="701.875">
            <text:p>701.875</text:p>
          </table:table-cell>
          <table:table-cell office:value-type="float" office:value="-181.625">
            <text:p>-181.625</text:p>
          </table:table-cell>
          <table:table-cell office:value-type="float" office:value="0.0610116569525396">
            <text:p>0.061011657</text:p>
          </table:table-cell>
          <table:table-cell office:value-type="float" office:value="0.0663648827534039">
            <text:p>0.0663648828</text:p>
          </table:table-cell>
          <table:table-cell office:value-type="float" office:value="-0.00941062176165803">
            <text:p>-0.0094106218</text:p>
          </table:table-cell>
          <table:table-cell office:value-type="float" office:value="1.22083674701071">
            <text:p>1.220836747</text:p>
          </table:table-cell>
          <table:table-cell office:value-type="float" office:value="1.24090951305614">
            <text:p>1.2409095131</text:p>
          </table:table-cell>
          <table:table-cell office:value-type="float" office:value="0.967236401046001">
            <text:p>0.967236401</text:p>
          </table:table-cell>
          <table:table-cell office:value-type="float" office:value="11.704050438207">
            <text:p>11.7040504382</text:p>
          </table:table-cell>
          <table:table-cell office:value-type="float" office:value="10.7873496815596">
            <text:p>10.78734968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  <table:table-cell office:value-type="float" office:value="5954">
            <text:p>5954</text:p>
          </table:table-cell>
          <table:table-cell office:value-type="float" office:value="10517">
            <text:p>10517</text:p>
          </table:table-cell>
          <table:table-cell office:value-type="float" office:value="17742">
            <text:p>17742</text:p>
          </table:table-cell>
          <table:table-cell office:value-type="float" office:value="426.875">
            <text:p>426.875</text:p>
          </table:table-cell>
          <table:table-cell office:value-type="float" office:value="789.25">
            <text:p>789.25</text:p>
          </table:table-cell>
          <table:table-cell office:value-type="float" office:value="-627.375">
            <text:p>-627.375</text:p>
          </table:table-cell>
          <table:table-cell office:value-type="float" office:value="0.0716954988243198">
            <text:p>0.0716954988</text:p>
          </table:table-cell>
          <table:table-cell office:value-type="float" office:value="0.0750451649709993">
            <text:p>0.075045165</text:p>
          </table:table-cell>
          <table:table-cell office:value-type="float" office:value="-0.0353610077781535">
            <text:p>-0.0353610078</text:p>
          </table:table-cell>
          <table:table-cell office:value-type="float" office:value="1.26100912520639">
            <text:p>1.2610091252</text:p>
          </table:table-cell>
          <table:table-cell office:value-type="float" office:value="1.27369635989813">
            <text:p>1.2736963599</text:p>
          </table:table-cell>
          <table:table-cell office:value-type="float" office:value="0.878687258483792">
            <text:p>0.8786872585</text:p>
          </table:table-cell>
          <table:table-cell office:value-type="float" office:value="10.0105059631409">
            <text:p>10.0105059631</text:p>
          </table:table-cell>
          <table:table-cell office:value-type="float" office:value="9.57879437383465">
            <text:p>9.5787943738</text:p>
          </table:table-cell>
          <table:table-cell office:value-type="float" office:value="-19.2533669032914">
            <text:p>-19.2533669033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6542">
            <text:p>6542</text:p>
          </table:table-cell>
          <table:table-cell office:value-type="float" office:value="10925">
            <text:p>10925</text:p>
          </table:table-cell>
          <table:table-cell office:value-type="float" office:value="16705">
            <text:p>16705</text:p>
          </table:table-cell>
          <table:table-cell office:value-type="float" office:value="531.125">
            <text:p>531.125</text:p>
          </table:table-cell>
          <table:table-cell office:value-type="float" office:value="855.5">
            <text:p>855.5</text:p>
          </table:table-cell>
          <table:table-cell office:value-type="float" office:value="403.875">
            <text:p>403.875</text:p>
          </table:table-cell>
          <table:table-cell office:value-type="float" office:value="0.0811869458881076">
            <text:p>0.0811869459</text:p>
          </table:table-cell>
          <table:table-cell office:value-type="float" office:value="0.0783066361556064">
            <text:p>0.0783066362</text:p>
          </table:table-cell>
          <table:table-cell office:value-type="float" office:value="0.0241768931457647">
            <text:p>0.0241768931</text:p>
          </table:table-cell>
          <table:table-cell office:value-type="float" office:value="1.29707329816635">
            <text:p>1.2970732982</text:p>
          </table:table-cell>
          <table:table-cell office:value-type="float" office:value="1.286091807906">
            <text:p>1.2860918079</text:p>
          </table:table-cell>
          <table:table-cell office:value-type="float" office:value="1.08576478944805">
            <text:p>1.0857647894</text:p>
          </table:table-cell>
          <table:table-cell office:value-type="float" office:value="8.87973304142909">
            <text:p>8.8797330414</text:p>
          </table:table-cell>
          <table:table-cell office:value-type="float" office:value="9.19392340222309">
            <text:p>9.1939234022</text:p>
          </table:table-cell>
          <table:table-cell office:value-type="float" office:value="29.0150139502159">
            <text:p>29.015013950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 office:value-type="float" office:value="96">
            <text:p>96</text:p>
          </table:table-cell>
          <table:table-cell office:value-type="float" office:value="7057">
            <text:p>7057</text:p>
          </table:table-cell>
          <table:table-cell office:value-type="float" office:value="10750">
            <text:p>10750</text:p>
          </table:table-cell>
          <table:table-cell office:value-type="float" office:value="18479">
            <text:p>18479</text:p>
          </table:table-cell>
          <table:table-cell office:value-type="float" office:value="546">
            <text:p>546</text:p>
          </table:table-cell>
          <table:table-cell office:value-type="float" office:value="-40.25">
            <text:p>-40.25</text:p>
          </table:table-cell>
          <table:table-cell office:value-type="float" office:value="-107.625">
            <text:p>-107.625</text:p>
          </table:table-cell>
          <table:table-cell office:value-type="float" office:value="0.0773699872467054">
            <text:p>0.0773699872</text:p>
          </table:table-cell>
          <table:table-cell office:value-type="float" office:value="-0.00374418604651163">
            <text:p>-0.003744186</text:p>
          </table:table-cell>
          <table:table-cell office:value-type="float" office:value="-0.00582417879755398">
            <text:p>-0.0058241788</text:p>
          </table:table-cell>
          <table:table-cell office:value-type="float" office:value="1.28252774061952">
            <text:p>1.2825277406</text:p>
          </table:table-cell>
          <table:table-cell office:value-type="float" office:value="0.986922825938345">
            <text:p>0.9869228259</text:p>
          </table:table-cell>
          <table:table-cell office:value-type="float" office:value="0.979681859483546">
            <text:p>0.9796818595</text:p>
          </table:table-cell>
          <table:table-cell office:value-type="float" office:value="9.30113321237381">
            <text:p>9.30113321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13">
            <text:p>113</text:p>
          </table:table-cell>
          <table:table-cell office:value-type="float" office:value="6752">
            <text:p>6752</text:p>
          </table:table-cell>
          <table:table-cell office:value-type="float" office:value="10851">
            <text:p>10851</text:p>
          </table:table-cell>
          <table:table-cell office:value-type="float" office:value="18622">
            <text:p>18622</text:p>
          </table:table-cell>
          <table:table-cell office:value-type="float" office:value="-192.375">
            <text:p>-192.375</text:p>
          </table:table-cell>
          <table:table-cell office:value-type="float" office:value="-182">
            <text:p>-182</text:p>
          </table:table-cell>
          <table:table-cell office:value-type="float" office:value="-251.375">
            <text:p>-251.375</text:p>
          </table:table-cell>
          <table:table-cell office:value-type="float" office:value="-0.028491558056872">
            <text:p>-0.0284915581</text:p>
          </table:table-cell>
          <table:table-cell office:value-type="float" office:value="-0.0167726476822413">
            <text:p>-0.0167726477</text:p>
          </table:table-cell>
          <table:table-cell office:value-type="float" office:value="-0.013498818601654">
            <text:p>-0.0134988186</text:p>
          </table:table-cell>
          <table:table-cell office:value-type="float" office:value="0.901870613806744">
            <text:p>0.9018706138</text:p>
          </table:table-cell>
          <table:table-cell office:value-type="float" office:value="0.94184712366429">
            <text:p>0.9418471237</text:p>
          </table:table-cell>
          <table:table-cell office:value-type="float" office:value="0.953111282377346">
            <text:p>0.9531112824</text:p>
          </table:table-cell>
          <table:table-cell office:value-type="float" office:value="-23.9799167085422">
            <text:p>-23.97991670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6048">
            <text:p>6048</text:p>
          </table:table-cell>
          <table:table-cell office:value-type="float" office:value="10758">
            <text:p>10758</text:p>
          </table:table-cell>
          <table:table-cell office:value-type="float" office:value="17029">
            <text:p>17029</text:p>
          </table:table-cell>
          <table:table-cell office:value-type="float" office:value="144.125">
            <text:p>144.125</text:p>
          </table:table-cell>
          <table:table-cell office:value-type="float" office:value="484">
            <text:p>484</text:p>
          </table:table-cell>
          <table:table-cell office:value-type="float" office:value="-302.5">
            <text:p>-302.5</text:p>
          </table:table-cell>
          <table:table-cell office:value-type="float" office:value="0.0238301917989418">
            <text:p>0.0238301918</text:p>
          </table:table-cell>
          <table:table-cell office:value-type="float" office:value="0.0449897750511247">
            <text:p>0.0449897751</text:p>
          </table:table-cell>
          <table:table-cell office:value-type="float" office:value="-0.0177638146690939">
            <text:p>-0.0177638147</text:p>
          </table:table-cell>
          <table:table-cell office:value-type="float" office:value="1.084518712257">
            <text:p>1.0845187123</text:p>
          </table:table-cell>
          <table:table-cell office:value-type="float" office:value="1.16143140920287">
            <text:p>1.1614314092</text:p>
          </table:table-cell>
          <table:table-cell office:value-type="float" office:value="0.938445132756903">
            <text:p>0.9384451328</text:p>
          </table:table-cell>
          <table:table-cell office:value-type="float" office:value="29.4321457721301">
            <text:p>29.4321457721</text:p>
          </table:table-cell>
          <table:table-cell office:value-type="float" office:value="15.7508031449527">
            <text:p>15.7508031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80">
            <text:p>180</text:p>
          </table:table-cell>
          <table:table-cell table:number-columns-repeated="2" office:value-type="float" office:value="248">
            <text:p>248</text:p>
          </table:table-cell>
          <table:table-cell office:value-type="float" office:value="5808">
            <text:p>5808</text:p>
          </table:table-cell>
          <table:table-cell office:value-type="float" office:value="11016">
            <text:p>11016</text:p>
          </table:table-cell>
          <table:table-cell office:value-type="float" office:value="16520">
            <text:p>16520</text:p>
          </table:table-cell>
          <table:table-cell office:value-type="float" office:value="19.25">
            <text:p>19.25</text:p>
          </table:table-cell>
          <table:table-cell office:value-type="float" office:value="-417.125">
            <text:p>-417.125</text:p>
          </table:table-cell>
          <table:table-cell office:value-type="float" office:value="385.375">
            <text:p>385.375</text:p>
          </table:table-cell>
          <table:table-cell office:value-type="float" office:value="0.00331439393939394">
            <text:p>0.0033143939</text:p>
          </table:table-cell>
          <table:table-cell office:value-type="float" office:value="-0.0378653776325345">
            <text:p>-0.0378653776</text:p>
          </table:table-cell>
          <table:table-cell office:value-type="float" office:value="0.023327784503632">
            <text:p>0.0233277845</text:p>
          </table:table-cell>
          <table:table-cell office:value-type="float" office:value="1.01162190979396">
            <text:p>1.0116219098</text:p>
          </table:table-cell>
          <table:table-cell office:value-type="float" office:value="0.870281400459708">
            <text:p>0.8702814005</text:p>
          </table:table-cell>
          <table:table-cell office:value-type="float" office:value="1.08271384940121">
            <text:p>1.0827138494</text:p>
          </table:table-cell>
          <table:table-cell office:value-type="float" office:value="0">
            <text:p>0</text:p>
          </table:table-cell>
          <table:table-cell office:value-type="float" office:value="-17.9567630853781">
            <text:p>-17.9567630854</text:p>
          </table:table-cell>
          <table:table-cell office:value-type="float" office:value="30.0586153990651">
            <text:p>30.0586153991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83">
            <text:p>283</text:p>
          </table:table-cell>
          <table:table-cell office:value-type="float" office:value="6957">
            <text:p>6957</text:p>
          </table:table-cell>
          <table:table-cell office:value-type="float" office:value="10885">
            <text:p>10885</text:p>
          </table:table-cell>
          <table:table-cell office:value-type="float" office:value="18374">
            <text:p>18374</text:p>
          </table:table-cell>
          <table:table-cell office:value-type="float" office:value="-160.25">
            <text:p>-160.25</text:p>
          </table:table-cell>
          <table:table-cell office:value-type="float" office:value="511.25">
            <text:p>511.25</text:p>
          </table:table-cell>
          <table:table-cell office:value-type="float" office:value="-82.625">
            <text:p>-82.625</text:p>
          </table:table-cell>
          <table:table-cell office:value-type="float" office:value="-0.0230343538881702">
            <text:p>-0.0230343539</text:p>
          </table:table-cell>
          <table:table-cell office:value-type="float" office:value="0.0469683050068902">
            <text:p>0.046968305</text:p>
          </table:table-cell>
          <table:table-cell office:value-type="float" office:value="-0.00449684336562534">
            <text:p>-0.0044968434</text:p>
          </table:table-cell>
          <table:table-cell office:value-type="float" office:value="0.920419701051133">
            <text:p>0.9204197011</text:p>
          </table:table-cell>
          <table:table-cell office:value-type="float" office:value="1.16871287000755">
            <text:p>1.16871287</text:p>
          </table:table-cell>
          <table:table-cell office:value-type="float" office:value="0.984300682556811">
            <text:p>0.9843006826</text:p>
          </table:table-cell>
          <table:table-cell office:value-type="float" office:value="-29.7439676130594">
            <text:p>-29.7439676131</text:p>
          </table:table-cell>
          <table:table-cell office:value-type="float" office:value="15.1016868941539">
            <text:p>15.10168689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3">
            <text:p>3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204">
            <text:p>204</text:p>
          </table:table-cell>
          <table:table-cell office:value-type="float" office:value="6642">
            <text:p>6642</text:p>
          </table:table-cell>
          <table:table-cell office:value-type="float" office:value="11362">
            <text:p>11362</text:p>
          </table:table-cell>
          <table:table-cell office:value-type="float" office:value="18568">
            <text:p>18568</text:p>
          </table:table-cell>
          <table:table-cell office:value-type="float" office:value="-43.5">
            <text:p>-43.5</text:p>
          </table:table-cell>
          <table:table-cell office:value-type="float" office:value="-75.125">
            <text:p>-75.125</text:p>
          </table:table-cell>
          <table:table-cell office:value-type="float" office:value="1452">
            <text:p>1452</text:p>
          </table:table-cell>
          <table:table-cell office:value-type="float" office:value="-0.00654923215898826">
            <text:p>-0.0065492322</text:p>
          </table:table-cell>
          <table:table-cell office:value-type="float" office:value="-0.00661195212110544">
            <text:p>-0.0066119521</text:p>
          </table:table-cell>
          <table:table-cell office:value-type="float" office:value="0.0781990521327014">
            <text:p>0.0781990521</text:p>
          </table:table-cell>
          <table:table-cell office:value-type="float" office:value="0.977161756629611">
            <text:p>0.9771617566</text:p>
          </table:table-cell>
          <table:table-cell office:value-type="float" office:value="0.9769438546814">
            <text:p>0.9769438547</text:p>
          </table:table-cell>
          <table:table-cell office:value-type="float" office:value="1.28568226230318">
            <text:p>1.2856822623</text:p>
          </table:table-cell>
          <table:table-cell table:number-columns-repeated="2" office:value-type="float" office:value="0">
            <text:p>0</text:p>
          </table:table-cell>
          <table:table-cell office:value-type="float" office:value="9.20610708576988">
            <text:p>9.206107085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6048">
            <text:p>6048</text:p>
          </table:table-cell>
          <table:table-cell office:value-type="float" office:value="11459">
            <text:p>11459</text:p>
          </table:table-cell>
          <table:table-cell office:value-type="float" office:value="17914">
            <text:p>17914</text:p>
          </table:table-cell>
          <table:table-cell office:value-type="float" office:value="144.125">
            <text:p>144.125</text:p>
          </table:table-cell>
          <table:table-cell office:value-type="float" office:value="-357.75">
            <text:p>-357.75</text:p>
          </table:table-cell>
          <table:table-cell office:value-type="float" office:value="1702.625">
            <text:p>1702.625</text:p>
          </table:table-cell>
          <table:table-cell office:value-type="float" office:value="0.0238301917989418">
            <text:p>0.0238301918</text:p>
          </table:table-cell>
          <table:table-cell office:value-type="float" office:value="-0.031220001745353">
            <text:p>-0.0312200017</text:p>
          </table:table-cell>
          <table:table-cell office:value-type="float" office:value="0.0950443786982249">
            <text:p>0.0950443787</text:p>
          </table:table-cell>
          <table:table-cell office:value-type="float" office:value="1.084518712257">
            <text:p>1.0845187123</text:p>
          </table:table-cell>
          <table:table-cell office:value-type="float" office:value="0.892640383368865">
            <text:p>0.8926403834</text:p>
          </table:table-cell>
          <table:table-cell office:value-type="float" office:value="1.35036085593116">
            <text:p>1.3503608559</text:p>
          </table:table-cell>
          <table:table-cell office:value-type="float" office:value="29.4321457721301">
            <text:p>29.4321457721</text:p>
          </table:table-cell>
          <table:table-cell office:value-type="float" office:value="-21.8536168318328">
            <text:p>-21.8536168318</text:p>
          </table:table-cell>
          <table:table-cell office:value-type="float" office:value="7.63420907711253">
            <text:p>7.6342090771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45">
            <text:p>145</text:p>
          </table:table-cell>
          <table:table-cell office:value-type="float" office:value="7168">
            <text:p>7168</text:p>
          </table:table-cell>
          <table:table-cell office:value-type="float" office:value="11008">
            <text:p>11008</text:p>
          </table:table-cell>
          <table:table-cell office:value-type="float" office:value="19712">
            <text:p>19712</text:p>
          </table:table-cell>
          <table:table-cell office:value-type="float" office:value="280.75">
            <text:p>280.75</text:p>
          </table:table-cell>
          <table:table-cell office:value-type="float" office:value="880">
            <text:p>880</text:p>
          </table:table-cell>
          <table:table-cell office:value-type="float" office:value="1870">
            <text:p>1870</text:p>
          </table:table-cell>
          <table:table-cell office:value-type="float" office:value="0.0391671316964286">
            <text:p>0.0391671317</text:p>
          </table:table-cell>
          <table:table-cell office:value-type="float" office:value="0.0799418604651163">
            <text:p>0.0799418605</text:p>
          </table:table-cell>
          <table:table-cell office:value-type="float" office:value="0.0948660714285714">
            <text:p>0.0948660714</text:p>
          </table:table-cell>
          <table:table-cell office:value-type="float" office:value="1.14009172677994">
            <text:p>1.1400917268</text:p>
          </table:table-cell>
          <table:table-cell office:value-type="float" office:value="1.29232228569497">
            <text:p>1.2923222857</text:p>
          </table:table-cell>
          <table:table-cell office:value-type="float" office:value="1.34967041015625">
            <text:p>1.3496704102</text:p>
          </table:table-cell>
          <table:table-cell office:value-type="float" office:value="18.0415191468103">
            <text:p>18.0415191468</text:p>
          </table:table-cell>
          <table:table-cell office:value-type="float" office:value="9.01277278867973">
            <text:p>9.0127727887</text:p>
          </table:table-cell>
          <table:table-cell office:value-type="float" office:value="7.64792594491755">
            <text:p>7.6479259449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192">
            <text:p>192</text:p>
          </table:table-cell>
          <table:table-cell office:value-type="float" office:value="151">
            <text:p>151</text:p>
          </table:table-cell>
          <table:table-cell office:value-type="float" office:value="6806">
            <text:p>6806</text:p>
          </table:table-cell>
          <table:table-cell office:value-type="float" office:value="11756">
            <text:p>11756</text:p>
          </table:table-cell>
          <table:table-cell office:value-type="float" office:value="22472">
            <text:p>22472</text:p>
          </table:table-cell>
          <table:table-cell office:value-type="float" office:value="-404.875">
            <text:p>-404.875</text:p>
          </table:table-cell>
          <table:table-cell office:value-type="float" office:value="-202.875">
            <text:p>-202.875</text:p>
          </table:table-cell>
          <table:table-cell office:value-type="float" office:value="1808.625">
            <text:p>1808.625</text:p>
          </table:table-cell>
          <table:table-cell office:value-type="float" office:value="-0.0594879518072289">
            <text:p>-0.0594879518</text:p>
          </table:table-cell>
          <table:table-cell office:value-type="float" office:value="-0.0172571452875128">
            <text:p>-0.0172571453</text:p>
          </table:table-cell>
          <table:table-cell office:value-type="float" office:value="0.0804834905660377">
            <text:p>0.0804834906</text:p>
          </table:table-cell>
          <table:table-cell office:value-type="float" office:value="0.798728248838728">
            <text:p>0.7987282488</text:p>
          </table:table-cell>
          <table:table-cell office:value-type="float" office:value="0.940183697258115">
            <text:p>0.9401836973</text:p>
          </table:table-cell>
          <table:table-cell office:value-type="float" office:value="1.29438829779837">
            <text:p>1.2943882978</text:p>
          </table:table-cell>
          <table:table-cell office:value-type="float" office:value="-11.3017758700772">
            <text:p>-11.3017758701</text:p>
          </table:table-cell>
          <table:table-cell office:value-type="float" office:value="0">
            <text:p>0</text:p>
          </table:table-cell>
          <table:table-cell office:value-type="float" office:value="8.95439298312194">
            <text:p>8.954392983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float" office:value="132">
            <text:p>132</text:p>
          </table:table-cell>
          <table:table-cell office:value-type="float" office:value="5670">
            <text:p>5670</text:p>
          </table:table-cell>
          <table:table-cell office:value-type="float" office:value="11439">
            <text:p>11439</text:p>
          </table:table-cell>
          <table:table-cell office:value-type="float" office:value="25608">
            <text:p>25608</text:p>
          </table:table-cell>
          <table:table-cell office:value-type="float" office:value="-27.375">
            <text:p>-27.375</text:p>
          </table:table-cell>
          <table:table-cell office:value-type="float" office:value="3.125">
            <text:p>3.125</text:p>
          </table:table-cell>
          <table:table-cell office:value-type="float" office:value="2750">
            <text:p>2750</text:p>
          </table:table-cell>
          <table:table-cell office:value-type="float" office:value="-0.00482804232804233">
            <text:p>-0.0048280423</text:p>
          </table:table-cell>
          <table:table-cell office:value-type="float" office:value="0.000273188215753125">
            <text:p>0.0002731882</text:p>
          </table:table-cell>
          <table:table-cell office:value-type="float" office:value="0.107388316151203">
            <text:p>0.1073883162</text:p>
          </table:table-cell>
          <table:table-cell office:value-type="float" office:value="0.983147539437586">
            <text:p>0.9831475394</text:p>
          </table:table-cell>
          <table:table-cell office:value-type="float" office:value="1.00095630503347">
            <text:p>1.000956305</text:p>
          </table:table-cell>
          <table:table-cell office:value-type="float" office:value="1.39846231740296">
            <text:p>1.3984623174</text:p>
          </table:table-cell>
          <table:table-cell table:number-columns-repeated="2" office:value-type="float" office:value="0">
            <text:p>0</text:p>
          </table:table-cell>
          <table:table-cell office:value-type="float" office:value="6.79526915343788">
            <text:p>6.7952691534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171">
            <text:p>171</text:p>
          </table:table-cell>
          <table:table-cell office:value-type="float" office:value="121">
            <text:p>121</text:p>
          </table:table-cell>
          <table:table-cell office:value-type="float" office:value="5798">
            <text:p>5798</text:p>
          </table:table-cell>
          <table:table-cell office:value-type="float" office:value="12989">
            <text:p>12989</text:p>
          </table:table-cell>
          <table:table-cell office:value-type="float" office:value="29744">
            <text:p>29744</text:p>
          </table:table-cell>
          <table:table-cell office:value-type="float" office:value="-397.75">
            <text:p>-397.75</text:p>
          </table:table-cell>
          <table:table-cell office:value-type="float" office:value="138.125">
            <text:p>138.125</text:p>
          </table:table-cell>
          <table:table-cell office:value-type="float" office:value="2827">
            <text:p>2827</text:p>
          </table:table-cell>
          <table:table-cell office:value-type="float" office:value="-0.0686012418075198">
            <text:p>-0.0686012418</text:p>
          </table:table-cell>
          <table:table-cell office:value-type="float" office:value="0.0106339979983063">
            <text:p>0.010633998</text:p>
          </table:table-cell>
          <table:table-cell office:value-type="float" office:value="0.0950443786982249">
            <text:p>0.0950443787</text:p>
          </table:table-cell>
          <table:table-cell office:value-type="float" office:value="0.769119669213647">
            <text:p>0.7691196692</text:p>
          </table:table-cell>
          <table:table-cell office:value-type="float" office:value="1.03744063354439">
            <text:p>1.0374406335</text:p>
          </table:table-cell>
          <table:table-cell office:value-type="float" office:value="1.35036085593116">
            <text:p>1.3503608559</text:p>
          </table:table-cell>
          <table:table-cell office:value-type="float" office:value="-9.75332512053465">
            <text:p>-9.7533251205</text:p>
          </table:table-cell>
          <table:table-cell office:value-type="float" office:value="0">
            <text:p>0</text:p>
          </table:table-cell>
          <table:table-cell office:value-type="float" office:value="7.63420907711253">
            <text:p>7.634209077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59">
            <text:p>159</text:p>
          </table:table-cell>
          <table:table-cell office:value-type="float" office:value="5772">
            <text:p>5772</text:p>
          </table:table-cell>
          <table:table-cell office:value-type="float" office:value="13320">
            <text:p>13320</text:p>
          </table:table-cell>
          <table:table-cell office:value-type="float" office:value="30272">
            <text:p>30272</text:p>
          </table:table-cell>
          <table:table-cell office:value-type="float" office:value="-209.625">
            <text:p>-209.625</text:p>
          </table:table-cell>
          <table:table-cell office:value-type="float" office:value="615">
            <text:p>615</text:p>
          </table:table-cell>
          <table:table-cell office:value-type="float" office:value="2420">
            <text:p>2420</text:p>
          </table:table-cell>
          <table:table-cell office:value-type="float" office:value="-0.0363175675675676">
            <text:p>-0.0363175676</text:p>
          </table:table-cell>
          <table:table-cell office:value-type="float" office:value="0.0461711711711712">
            <text:p>0.0461711712</text:p>
          </table:table-cell>
          <table:table-cell office:value-type="float" office:value="0.0799418604651163">
            <text:p>0.0799418605</text:p>
          </table:table-cell>
          <table:table-cell office:value-type="float" office:value="0.875473686313002">
            <text:p>0.8754736863</text:p>
          </table:table-cell>
          <table:table-cell office:value-type="float" office:value="1.16577738211184">
            <text:p>1.1657773821</text:p>
          </table:table-cell>
          <table:table-cell office:value-type="float" office:value="1.29232228569497">
            <text:p>1.2923222857</text:p>
          </table:table-cell>
          <table:table-cell office:value-type="float" office:value="-18.7370166503013">
            <text:p>-18.7370166503</text:p>
          </table:table-cell>
          <table:table-cell office:value-type="float" office:value="15.3565200328905">
            <text:p>15.3565200329</text:p>
          </table:table-cell>
          <table:table-cell office:value-type="float" office:value="9.01277278867973">
            <text:p>9.0127727887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333">
            <text:p>333</text:p>
          </table:table-cell>
          <table:table-cell office:value-type="float" office:value="173">
            <text:p>173</text:p>
          </table:table-cell>
          <table:table-cell office:value-type="float" office:value="6773">
            <text:p>6773</text:p>
          </table:table-cell>
          <table:table-cell office:value-type="float" office:value="15336">
            <text:p>15336</text:p>
          </table:table-cell>
          <table:table-cell office:value-type="float" office:value="37312">
            <text:p>37312</text:p>
          </table:table-cell>
          <table:table-cell office:value-type="float" office:value="-28.5">
            <text:p>-28.5</text:p>
          </table:table-cell>
          <table:table-cell office:value-type="float" office:value="625.5">
            <text:p>625.5</text:p>
          </table:table-cell>
          <table:table-cell office:value-type="float" office:value="3003">
            <text:p>3003</text:p>
          </table:table-cell>
          <table:table-cell office:value-type="float" office:value="-0.00420788424627196">
            <text:p>-0.0042078842</text:p>
          </table:table-cell>
          <table:table-cell office:value-type="float" office:value="0.0407863849765258">
            <text:p>0.040786385</text:p>
          </table:table-cell>
          <table:table-cell office:value-type="float" office:value="0.0804834905660377">
            <text:p>0.0804834906</text:p>
          </table:table-cell>
          <table:table-cell office:value-type="float" office:value="0.985307109466115">
            <text:p>0.9853071095</text:p>
          </table:table-cell>
          <table:table-cell office:value-type="float" office:value="1.14601286464877">
            <text:p>1.1460128646</text:p>
          </table:table-cell>
          <table:table-cell office:value-type="float" office:value="1.29438829779837">
            <text:p>1.2943882978</text:p>
          </table:table-cell>
          <table:table-cell office:value-type="float" office:value="0">
            <text:p>0</text:p>
          </table:table-cell>
          <table:table-cell office:value-type="float" office:value="17.338837114362">
            <text:p>17.3388371144</text:p>
          </table:table-cell>
          <table:table-cell office:value-type="float" office:value="8.95439298312194">
            <text:p>8.9543929831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3">
            <text:p>3</text:p>
          </table:table-cell>
          <table:table-cell office:value-type="float" office:value="174">
            <text:p>174</text:p>
          </table:table-cell>
          <table:table-cell office:value-type="float" office:value="239">
            <text:p>239</text:p>
          </table:table-cell>
          <table:table-cell office:value-type="float" office:value="174">
            <text:p>174</text:p>
          </table:table-cell>
          <table:table-cell office:value-type="float" office:value="5785">
            <text:p>5785</text:p>
          </table:table-cell>
          <table:table-cell office:value-type="float" office:value="15922">
            <text:p>15922</text:p>
          </table:table-cell>
          <table:table-cell office:value-type="float" office:value="40568">
            <text:p>40568</text:p>
          </table:table-cell>
          <table:table-cell office:value-type="float" office:value="48.75">
            <text:p>48.75</text:p>
          </table:table-cell>
          <table:table-cell office:value-type="float" office:value="1387">
            <text:p>1387</text:p>
          </table:table-cell>
          <table:table-cell office:value-type="float" office:value="1694">
            <text:p>1694</text:p>
          </table:table-cell>
          <table:table-cell office:value-type="float" office:value="0.00842696629213483">
            <text:p>0.0084269663</text:p>
          </table:table-cell>
          <table:table-cell office:value-type="float" office:value="0.0871121718377088">
            <text:p>0.0871121718</text:p>
          </table:table-cell>
          <table:table-cell office:value-type="float" office:value="0.0417570498915401">
            <text:p>0.0417570499</text:p>
          </table:table-cell>
          <table:table-cell office:value-type="float" office:value="1.02963356899381">
            <text:p>1.029633569</text:p>
          </table:table-cell>
          <table:table-cell office:value-type="float" office:value="1.31976612117725">
            <text:p>1.3197661212</text:p>
          </table:table-cell>
          <table:table-cell office:value-type="float" office:value="1.14956723100305">
            <text:p>1.149567231</text:p>
          </table:table-cell>
          <table:table-cell office:value-type="float" office:value="0">
            <text:p>0</text:p>
          </table:table-cell>
          <table:table-cell office:value-type="float" office:value="8.29869939586075">
            <text:p>8.2986993959</text:p>
          </table:table-cell>
          <table:table-cell office:value-type="float" office:value="16.9437353613213">
            <text:p>16.943735361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float" office:value="261">
            <text:p>261</text:p>
          </table:table-cell>
          <table:table-cell office:value-type="float" office:value="193">
            <text:p>193</text:p>
          </table:table-cell>
          <table:table-cell office:value-type="float" office:value="6019">
            <text:p>6019</text:p>
          </table:table-cell>
          <table:table-cell office:value-type="float" office:value="16340">
            <text:p>16340</text:p>
          </table:table-cell>
          <table:table-cell office:value-type="float" office:value="39248">
            <text:p>39248</text:p>
          </table:table-cell>
          <table:table-cell office:value-type="float" office:value="151.125">
            <text:p>151.125</text:p>
          </table:table-cell>
          <table:table-cell office:value-type="float" office:value="1239.75">
            <text:p>1239.75</text:p>
          </table:table-cell>
          <table:table-cell office:value-type="float" office:value="1375">
            <text:p>1375</text:p>
          </table:table-cell>
          <table:table-cell office:value-type="float" office:value="0.0251079913606911">
            <text:p>0.0251079914</text:p>
          </table:table-cell>
          <table:table-cell office:value-type="float" office:value="0.0758720930232558">
            <text:p>0.075872093</text:p>
          </table:table-cell>
          <table:table-cell office:value-type="float" office:value="0.0350336322869955">
            <text:p>0.0350336323</text:p>
          </table:table-cell>
          <table:table-cell office:value-type="float" office:value="1.08911357577355">
            <text:p>1.0891135758</text:p>
          </table:table-cell>
          <table:table-cell office:value-type="float" office:value="1.27683521160087">
            <text:p>1.2768352116</text:p>
          </table:table-cell>
          <table:table-cell office:value-type="float" office:value="1.12502332957128">
            <text:p>1.1250233296</text:p>
          </table:table-cell>
          <table:table-cell office:value-type="float" office:value="27.9517773129238">
            <text:p>27.9517773129</text:p>
          </table:table-cell>
          <table:table-cell office:value-type="float" office:value="9.47808267545194">
            <text:p>9.4780826755</text:p>
          </table:table-cell>
          <table:table-cell office:value-type="float" office:value="20.1297777702071">
            <text:p>20.1297777702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211">
            <text:p>211</text:p>
          </table:table-cell>
          <table:table-cell office:value-type="float" office:value="6604">
            <text:p>6604</text:p>
          </table:table-cell>
          <table:table-cell office:value-type="float" office:value="17298">
            <text:p>17298</text:p>
          </table:table-cell>
          <table:table-cell office:value-type="float" office:value="39072">
            <text:p>39072</text:p>
          </table:table-cell>
          <table:table-cell office:value-type="float" office:value="-22.75">
            <text:p>-22.75</text:p>
          </table:table-cell>
          <table:table-cell office:value-type="float" office:value="899">
            <text:p>899</text:p>
          </table:table-cell>
          <table:table-cell office:value-type="float" office:value="1804">
            <text:p>1804</text:p>
          </table:table-cell>
          <table:table-cell office:value-type="float" office:value="-0.00344488188976378">
            <text:p>-0.0034448819</text:p>
          </table:table-cell>
          <table:table-cell office:value-type="float" office:value="0.0519713261648746">
            <text:p>0.0519713262</text:p>
          </table:table-cell>
          <table:table-cell office:value-type="float" office:value="0.0461711711711712">
            <text:p>0.0461711712</text:p>
          </table:table-cell>
          <table:table-cell office:value-type="float" office:value="0.987966173119846">
            <text:p>0.9879661731</text:p>
          </table:table-cell>
          <table:table-cell office:value-type="float" office:value="1.187193638314">
            <text:p>1.1871936383</text:p>
          </table:table-cell>
          <table:table-cell office:value-type="float" office:value="1.16577738211184">
            <text:p>1.1657773821</text:p>
          </table:table-cell>
          <table:table-cell office:value-type="float" office:value="0">
            <text:p>0</text:p>
          </table:table-cell>
          <table:table-cell office:value-type="float" office:value="13.6807549598457">
            <text:p>13.6807549598</text:p>
          </table:table-cell>
          <table:table-cell office:value-type="float" office:value="15.3565200328905">
            <text:p>15.356520032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260">
            <text:p>260</text:p>
          </table:table-cell>
          <table:table-cell office:value-type="float" office:value="189">
            <text:p>189</text:p>
          </table:table-cell>
          <table:table-cell office:value-type="float" office:value="6578">
            <text:p>6578</text:p>
          </table:table-cell>
          <table:table-cell office:value-type="float" office:value="19964">
            <text:p>19964</text:p>
          </table:table-cell>
          <table:table-cell office:value-type="float" office:value="45848">
            <text:p>45848</text:p>
          </table:table-cell>
          <table:table-cell office:value-type="float" office:value="-164.125">
            <text:p>-164.125</text:p>
          </table:table-cell>
          <table:table-cell office:value-type="float" office:value="604.5">
            <text:p>604.5</text:p>
          </table:table-cell>
          <table:table-cell office:value-type="float" office:value="902">
            <text:p>902</text:p>
          </table:table-cell>
          <table:table-cell office:value-type="float" office:value="-0.0249505928853755">
            <text:p>-0.0249505929</text:p>
          </table:table-cell>
          <table:table-cell office:value-type="float" office:value="0.0302795031055901">
            <text:p>0.0302795031</text:p>
          </table:table-cell>
          <table:table-cell office:value-type="float" office:value="0.0196737044145873">
            <text:p>0.0196737044</text:p>
          </table:table-cell>
          <table:table-cell office:value-type="float" office:value="0.913893087788436">
            <text:p>0.9138930878</text:p>
          </table:table-cell>
          <table:table-cell office:value-type="float" office:value="1.10777528355388">
            <text:p>1.1077752836</text:p>
          </table:table-cell>
          <table:table-cell office:value-type="float" office:value="1.06961659255603">
            <text:p>1.0696165926</text:p>
          </table:table-cell>
          <table:table-cell office:value-type="float" office:value="-27.4327569076559">
            <text:p>-27.4327569077</text:p>
          </table:table-cell>
          <table:table-cell office:value-type="float" office:value="23.2364805232006">
            <text:p>23.2364805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297">
            <text:p>297</text:p>
          </table:table-cell>
          <table:table-cell office:value-type="float" office:value="224">
            <text:p>224</text:p>
          </table:table-cell>
          <table:table-cell office:value-type="float" office:value="6383">
            <text:p>6383</text:p>
          </table:table-cell>
          <table:table-cell office:value-type="float" office:value="17918">
            <text:p>17918</text:p>
          </table:table-cell>
          <table:table-cell office:value-type="float" office:value="39160">
            <text:p>39160</text:p>
          </table:table-cell>
          <table:table-cell office:value-type="float" office:value="-7.75">
            <text:p>-7.75</text:p>
          </table:table-cell>
          <table:table-cell office:value-type="float" office:value="414.625">
            <text:p>414.625</text:p>
          </table:table-cell>
          <table:table-cell office:value-type="float" office:value="330">
            <text:p>330</text:p>
          </table:table-cell>
          <table:table-cell office:value-type="float" office:value="-0.00121416261945794">
            <text:p>-0.0012141626</text:p>
          </table:table-cell>
          <table:table-cell office:value-type="float" office:value="0.0231401384083045">
            <text:p>0.0231401384</text:p>
          </table:table-cell>
          <table:table-cell office:value-type="float" office:value="0.00842696629213483">
            <text:p>0.0084269663</text:p>
          </table:table-cell>
          <table:table-cell office:value-type="float" office:value="0.995753320245996">
            <text:p>0.9957533202</text:p>
          </table:table-cell>
          <table:table-cell office:value-type="float" office:value="1.08203999779995">
            <text:p>1.0820399978</text:p>
          </table:table-cell>
          <table:table-cell office:value-type="float" office:value="1.02963356899381">
            <text:p>1.029633569</text:p>
          </table:table-cell>
          <table:table-cell office:value-type="float" office:value="0">
            <text:p>0</text:p>
          </table:table-cell>
          <table:table-cell office:value-type="float" office:value="30.2995752231974">
            <text:p>30.2995752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3">
            <text:p>3</text:p>
          </table:table-cell>
          <table:table-cell office:value-type="float" office:value="248">
            <text:p>248</text:p>
          </table:table-cell>
          <table:table-cell office:value-type="float" office:value="323">
            <text:p>323</text:p>
          </table:table-cell>
          <table:table-cell office:value-type="float" office:value="248">
            <text:p>248</text:p>
          </table:table-cell>
          <table:table-cell office:value-type="float" office:value="7007">
            <text:p>7007</text:p>
          </table:table-cell>
          <table:table-cell office:value-type="float" office:value="18786">
            <text:p>18786</text:p>
          </table:table-cell>
          <table:table-cell office:value-type="float" office:value="40744">
            <text:p>40744</text:p>
          </table:table-cell>
          <table:table-cell office:value-type="float" office:value="44.5">
            <text:p>44.5</text:p>
          </table:table-cell>
          <table:table-cell office:value-type="float" office:value="670.375">
            <text:p>670.375</text:p>
          </table:table-cell>
          <table:table-cell office:value-type="float" office:value="1023">
            <text:p>1023</text:p>
          </table:table-cell>
          <table:table-cell office:value-type="float" office:value="0.00635079206507778">
            <text:p>0.0063507921</text:p>
          </table:table-cell>
          <table:table-cell office:value-type="float" office:value="0.0356848184818482">
            <text:p>0.0356848185</text:p>
          </table:table-cell>
          <table:table-cell office:value-type="float" office:value="0.0251079913606911">
            <text:p>0.0251079914</text:p>
          </table:table-cell>
          <table:table-cell office:value-type="float" office:value="1.02230682404509">
            <text:p>1.022306824</text:p>
          </table:table-cell>
          <table:table-cell office:value-type="float" office:value="1.12739274097583">
            <text:p>1.127392741</text:p>
          </table:table-cell>
          <table:table-cell office:value-type="float" office:value="1.08911357577355">
            <text:p>1.0891135758</text:p>
          </table:table-cell>
          <table:table-cell office:value-type="float" office:value="0">
            <text:p>0</text:p>
          </table:table-cell>
          <table:table-cell office:value-type="float" office:value="19.7686959011708">
            <text:p>19.7686959012</text:p>
          </table:table-cell>
          <table:table-cell office:value-type="float" office:value="27.9517773129238">
            <text:p>27.951777312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494">
            <text:p>494</text:p>
          </table:table-cell>
          <table:table-cell office:value-type="float" office:value="291">
            <text:p>291</text:p>
          </table:table-cell>
          <table:table-cell office:value-type="float" office:value="5590">
            <text:p>5590</text:p>
          </table:table-cell>
          <table:table-cell office:value-type="float" office:value="20240">
            <text:p>20240</text:p>
          </table:table-cell>
          <table:table-cell office:value-type="float" office:value="44704">
            <text:p>44704</text:p>
          </table:table-cell>
          <table:table-cell office:value-type="float" office:value="0.75">
            <text:p>0.75</text:p>
          </table:table-cell>
          <table:table-cell office:value-type="float" office:value="508.75">
            <text:p>508.75</text:p>
          </table:table-cell>
          <table:table-cell office:value-type="float" office:value="-154">
            <text:p>-154</text:p>
          </table:table-cell>
          <table:table-cell office:value-type="float" office:value="0.000134168157423971">
            <text:p>0.0001341682</text:p>
          </table:table-cell>
          <table:table-cell office:value-type="float" office:value="0.0251358695652174">
            <text:p>0.0251358696</text:p>
          </table:table-cell>
          <table:table-cell office:value-type="float" office:value="-0.00344488188976378">
            <text:p>-0.0034448819</text:p>
          </table:table-cell>
          <table:table-cell office:value-type="float" office:value="1.00046962383313">
            <text:p>1.0004696238</text:p>
          </table:table-cell>
          <table:table-cell office:value-type="float" office:value="1.08921389487831">
            <text:p>1.0892138949</text:p>
          </table:table-cell>
          <table:table-cell office:value-type="float" office:value="0.987966173119846">
            <text:p>0.9879661731</text:p>
          </table:table-cell>
          <table:table-cell office:value-type="float" office:value="0">
            <text:p>0</text:p>
          </table:table-cell>
          <table:table-cell office:value-type="float" office:value="27.9211572093033">
            <text:p>27.92115720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3">
            <text:p>3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5460">
            <text:p>5460</text:p>
          </table:table-cell>
          <table:table-cell office:value-type="float" office:value="19251">
            <text:p>19251</text:p>
          </table:table-cell>
          <table:table-cell office:value-type="float" office:value="44528">
            <text:p>44528</text:p>
          </table:table-cell>
          <table:table-cell office:value-type="float" office:value="62.125">
            <text:p>62.125</text:p>
          </table:table-cell>
          <table:table-cell office:value-type="float" office:value="392.5">
            <text:p>392.5</text:p>
          </table:table-cell>
          <table:table-cell office:value-type="float" office:value="-1111">
            <text:p>-1111</text:p>
          </table:table-cell>
          <table:table-cell office:value-type="float" office:value="0.0113782051282051">
            <text:p>0.0113782051</text:p>
          </table:table-cell>
          <table:table-cell office:value-type="float" office:value="0.0203885512440912">
            <text:p>0.0203885512</text:p>
          </table:table-cell>
          <table:table-cell office:value-type="float" office:value="-0.0249505928853755">
            <text:p>-0.0249505929</text:p>
          </table:table-cell>
          <table:table-cell office:value-type="float" office:value="1.04007746651052">
            <text:p>1.0400774665</text:p>
          </table:table-cell>
          <table:table-cell office:value-type="float" office:value="1.07217468767711">
            <text:p>1.0721746877</text:p>
          </table:table-cell>
          <table:table-cell office:value-type="float" office:value="0.913893087788436">
            <text:p>0.9138930878</text:p>
          </table:table-cell>
          <table:table-cell office:value-type="float" office:value="0">
            <text:p>0</text:p>
          </table:table-cell>
          <table:table-cell office:value-type="float" office:value="34.3422902331274">
            <text:p>34.3422902331</text:p>
          </table:table-cell>
          <table:table-cell office:value-type="float" office:value="-27.4327569076559">
            <text:p>-27.432756907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430">
            <text:p>430</text:p>
          </table:table-cell>
          <table:table-cell office:value-type="float" office:value="5723">
            <text:p>5723</text:p>
          </table:table-cell>
          <table:table-cell office:value-type="float" office:value="19481">
            <text:p>19481</text:p>
          </table:table-cell>
          <table:table-cell office:value-type="float" office:value="43956">
            <text:p>43956</text:p>
          </table:table-cell>
          <table:table-cell office:value-type="float" office:value="303.875">
            <text:p>303.875</text:p>
          </table:table-cell>
          <table:table-cell office:value-type="float" office:value="851">
            <text:p>851</text:p>
          </table:table-cell>
          <table:table-cell office:value-type="float" office:value="206.5">
            <text:p>206.5</text:p>
          </table:table-cell>
          <table:table-cell office:value-type="float" office:value="0.0530971518434388">
            <text:p>0.0530971518</text:p>
          </table:table-cell>
          <table:table-cell office:value-type="float" office:value="0.0436835891381346">
            <text:p>0.0436835891</text:p>
          </table:table-cell>
          <table:table-cell office:value-type="float" office:value="0.0046978796978797">
            <text:p>0.0046978797</text:p>
          </table:table-cell>
          <table:table-cell office:value-type="float" office:value="1.19136587421845">
            <text:p>1.1913658742</text:p>
          </table:table-cell>
          <table:table-cell office:value-type="float" office:value="1.15663274366505">
            <text:p>1.1566327437</text:p>
          </table:table-cell>
          <table:table-cell office:value-type="float" office:value="1.01648583628694">
            <text:p>1.0164858363</text:p>
          </table:table-cell>
          <table:table-cell office:value-type="float" office:value="13.3979047863935">
            <text:p>13.3979047864</text:p>
          </table:table-cell>
          <table:table-cell office:value-type="float" office:value="16.2115542834127">
            <text:p>16.21155428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24">
            <text:p>424</text:p>
          </table:table-cell>
          <table:table-cell office:value-type="float" office:value="515">
            <text:p>515</text:p>
          </table:table-cell>
          <table:table-cell office:value-type="float" office:value="6375">
            <text:p>6375</text:p>
          </table:table-cell>
          <table:table-cell office:value-type="float" office:value="21560">
            <text:p>21560</text:p>
          </table:table-cell>
          <table:table-cell office:value-type="float" office:value="47850">
            <text:p>47850</text:p>
          </table:table-cell>
          <table:table-cell office:value-type="float" office:value="502.375">
            <text:p>502.375</text:p>
          </table:table-cell>
          <table:table-cell office:value-type="float" office:value="343.25">
            <text:p>343.25</text:p>
          </table:table-cell>
          <table:table-cell office:value-type="float" office:value="1224.25">
            <text:p>1224.25</text:p>
          </table:table-cell>
          <table:table-cell office:value-type="float" office:value="0.0788039215686275">
            <text:p>0.0788039216</text:p>
          </table:table-cell>
          <table:table-cell office:value-type="float" office:value="0.0159206864564007">
            <text:p>0.0159206865</text:p>
          </table:table-cell>
          <table:table-cell office:value-type="float" office:value="0.0255851619644723">
            <text:p>0.025585162</text:p>
          </table:table-cell>
          <table:table-cell office:value-type="float" office:value="1.2879854392772">
            <text:p>1.2879854393</text:p>
          </table:table-cell>
          <table:table-cell office:value-type="float" office:value="1.0562192003816">
            <text:p>1.0562192004</text:p>
          </table:table-cell>
          <table:table-cell office:value-type="float" office:value="1.09083108388064">
            <text:p>1.0908310839</text:p>
          </table:table-cell>
          <table:table-cell office:value-type="float" office:value="9.13803885462443">
            <text:p>9.1380388546</text:p>
          </table:table-cell>
          <table:table-cell office:value-type="float" office:value="0">
            <text:p>0</text:p>
          </table:table-cell>
          <table:table-cell office:value-type="float" office:value="27.4368787569584">
            <text:p>27.43687875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61">
            <text:p>461</text:p>
          </table:table-cell>
          <table:table-cell office:value-type="float" office:value="722">
            <text:p>722</text:p>
          </table:table-cell>
          <table:table-cell office:value-type="float" office:value="6610">
            <text:p>6610</text:p>
          </table:table-cell>
          <table:table-cell office:value-type="float" office:value="20337">
            <text:p>20337</text:p>
          </table:table-cell>
          <table:table-cell office:value-type="float" office:value="44368">
            <text:p>44368</text:p>
          </table:table-cell>
          <table:table-cell office:value-type="float" office:value="746.625">
            <text:p>746.625</text:p>
          </table:table-cell>
          <table:table-cell office:value-type="float" office:value="2297.25">
            <text:p>2297.25</text:p>
          </table:table-cell>
          <table:table-cell office:value-type="float" office:value="505.25">
            <text:p>505.25</text:p>
          </table:table-cell>
          <table:table-cell office:value-type="float" office:value="0.112953857791225">
            <text:p>0.1129538578</text:p>
          </table:table-cell>
          <table:table-cell office:value-type="float" office:value="0.112959138516005">
            <text:p>0.1129591385</text:p>
          </table:table-cell>
          <table:table-cell office:value-type="float" office:value="0.0113877118644068">
            <text:p>0.0113877119</text:p>
          </table:table-cell>
          <table:table-cell office:value-type="float" office:value="1.42034530728953">
            <text:p>1.4203453073</text:p>
          </table:table-cell>
          <table:table-cell office:value-type="float" office:value="1.4203661280756">
            <text:p>1.4203661281</text:p>
          </table:table-cell>
          <table:table-cell office:value-type="float" office:value="1.04011116428918">
            <text:p>1.0401111643</text:p>
          </table:table-cell>
          <table:table-cell office:value-type="float" office:value="6.47694482380158">
            <text:p>6.4769448238</text:p>
          </table:table-cell>
          <table:table-cell office:value-type="float" office:value="6.47665767234528">
            <text:p>6.4766576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46">
            <text:p>446</text:p>
          </table:table-cell>
          <table:table-cell office:value-type="float" office:value="727">
            <text:p>727</text:p>
          </table:table-cell>
          <table:table-cell office:value-type="float" office:value="7075">
            <text:p>7075</text:p>
          </table:table-cell>
          <table:table-cell office:value-type="float" office:value="21113">
            <text:p>21113</text:p>
          </table:table-cell>
          <table:table-cell office:value-type="float" office:value="44744">
            <text:p>44744</text:p>
          </table:table-cell>
          <table:table-cell office:value-type="float" office:value="719.5">
            <text:p>719.5</text:p>
          </table:table-cell>
          <table:table-cell office:value-type="float" office:value="-39.25">
            <text:p>-39.25</text:p>
          </table:table-cell>
          <table:table-cell office:value-type="float" office:value="641.875">
            <text:p>641.875</text:p>
          </table:table-cell>
          <table:table-cell office:value-type="float" office:value="0.101696113074205">
            <text:p>0.1016961131</text:p>
          </table:table-cell>
          <table:table-cell office:value-type="float" office:value="-0.00185904419078293">
            <text:p>-0.0018590442</text:p>
          </table:table-cell>
          <table:table-cell office:value-type="float" office:value="0.014345498837833">
            <text:p>0.0143454988</text:p>
          </table:table-cell>
          <table:table-cell office:value-type="float" office:value="1.37620691061194">
            <text:p>1.3762069106</text:p>
          </table:table-cell>
          <table:table-cell office:value-type="float" office:value="0.993500119181054">
            <text:p>0.9935001192</text:p>
          </table:table-cell>
          <table:table-cell office:value-type="float" office:value="1.05061260087275">
            <text:p>1.0506126009</text:p>
          </table:table-cell>
          <table:table-cell office:value-type="float" office:value="7.1568471309405">
            <text:p>7.15684713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44">
            <text:p>444</text:p>
          </table:table-cell>
          <table:table-cell table:number-columns-repeated="2" office:value-type="float" office:value="749">
            <text:p>749</text:p>
          </table:table-cell>
          <table:table-cell office:value-type="float" office:value="8814">
            <text:p>8814</text:p>
          </table:table-cell>
          <table:table-cell office:value-type="float" office:value="23029">
            <text:p>23029</text:p>
          </table:table-cell>
          <table:table-cell office:value-type="float" office:value="48081">
            <text:p>48081</text:p>
          </table:table-cell>
          <table:table-cell office:value-type="float" office:value="753.125">
            <text:p>753.125</text:p>
          </table:table-cell>
          <table:table-cell office:value-type="float" office:value="743.125">
            <text:p>743.125</text:p>
          </table:table-cell>
          <table:table-cell office:value-type="float" office:value="637.75">
            <text:p>637.75</text:p>
          </table:table-cell>
          <table:table-cell office:value-type="float" office:value="0.0854464488314046">
            <text:p>0.0854464488</text:p>
          </table:table-cell>
          <table:table-cell office:value-type="float" office:value="0.0322690954882974">
            <text:p>0.0322690955</text:p>
          </table:table-cell>
          <table:table-cell office:value-type="float" office:value="0.0132640752064225">
            <text:p>0.0132640752</text:p>
          </table:table-cell>
          <table:table-cell office:value-type="float" office:value="1.313372718321">
            <text:p>1.3133727183</text:p>
          </table:table-cell>
          <table:table-cell office:value-type="float" office:value="1.11498277147536">
            <text:p>1.1149827715</text:p>
          </table:table-cell>
          <table:table-cell office:value-type="float" office:value="1.046769097177">
            <text:p>1.0467690972</text:p>
          </table:table-cell>
          <table:table-cell office:value-type="float" office:value="8.45390350671124">
            <text:p>8.4539035067</text:p>
          </table:table-cell>
          <table:table-cell office:value-type="float" office:value="21.8249563464635">
            <text:p>21.82495634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21">
            <text:p>521</text:p>
          </table:table-cell>
          <table:table-cell table:number-columns-repeated="2" office:value-type="float" office:value="852">
            <text:p>852</text:p>
          </table:table-cell>
          <table:table-cell office:value-type="float" office:value="11026">
            <text:p>11026</text:p>
          </table:table-cell>
          <table:table-cell office:value-type="float" office:value="25218">
            <text:p>25218</text:p>
          </table:table-cell>
          <table:table-cell office:value-type="float" office:value="51265">
            <text:p>51265</text:p>
          </table:table-cell>
          <table:table-cell office:value-type="float" office:value="618.125">
            <text:p>618.125</text:p>
          </table:table-cell>
          <table:table-cell office:value-type="float" office:value="2.5">
            <text:p>2.5</text:p>
          </table:table-cell>
          <table:table-cell office:value-type="float" office:value="2874.25">
            <text:p>2874.25</text:p>
          </table:table-cell>
          <table:table-cell office:value-type="float" office:value="0.0560606747687285">
            <text:p>0.0560606748</text:p>
          </table:table-cell>
          <table:table-cell table:style-name="ce17" office:value-type="float" office:value="0.0000991355381077008">
            <text:p>9.91E-005</text:p>
          </table:table-cell>
          <table:table-cell office:value-type="float" office:value="0.0560665171169414">
            <text:p>0.0560665171</text:p>
          </table:table-cell>
          <table:table-cell office:value-type="float" office:value="1.20237224823138">
            <text:p>1.2023722482</text:p>
          </table:table-cell>
          <table:table-cell office:value-type="float" office:value="1.00034699364597">
            <text:p>1.0003469936</text:p>
          </table:table-cell>
          <table:table-cell office:value-type="float" office:value="1.20239398041888">
            <text:p>1.2023939804</text:p>
          </table:table-cell>
          <table:table-cell office:value-type="float" office:value="12.7076549176675">
            <text:p>12.7076549177</text:p>
          </table:table-cell>
          <table:table-cell office:value-type="float" office:value="0">
            <text:p>0</text:p>
          </table:table-cell>
          <table:table-cell office:value-type="float" office:value="12.706366197321">
            <text:p>12.7063661973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4">
            <text:p>4</text:p>
          </table:table-cell>
          <table:table-cell office:value-type="float" office:value="445">
            <text:p>445</text:p>
          </table:table-cell>
          <table:table-cell table:number-columns-repeated="2" office:value-type="float" office:value="803">
            <text:p>803</text:p>
          </table:table-cell>
          <table:table-cell office:value-type="float" office:value="11563">
            <text:p>11563</text:p>
          </table:table-cell>
          <table:table-cell office:value-type="float" office:value="25953">
            <text:p>25953</text:p>
          </table:table-cell>
          <table:table-cell office:value-type="float" office:value="53761">
            <text:p>53761</text:p>
          </table:table-cell>
          <table:table-cell office:value-type="float" office:value="672.857142857143">
            <text:p>672.8571428571</text:p>
          </table:table-cell>
          <table:table-cell office:value-type="float" office:value="2779.5">
            <text:p>2779.5</text:p>
          </table:table-cell>
          <table:table-cell office:value-type="float" office:value="3128.85714285714">
            <text:p>3128.8571428571</text:p>
          </table:table-cell>
          <table:table-cell office:value-type="float" office:value="0.0581905338456407">
            <text:p>0.0581905338</text:p>
          </table:table-cell>
          <table:table-cell office:value-type="float" office:value="0.107097445382037">
            <text:p>0.1070974454</text:p>
          </table:table-cell>
          <table:table-cell office:value-type="float" office:value="0.0581993851092268">
            <text:p>0.0581993851</text:p>
          </table:table-cell>
          <table:table-cell office:value-type="float" office:value="1.21030369938905">
            <text:p>1.2103036994</text:p>
          </table:table-cell>
          <table:table-cell office:value-type="float" office:value="1.39732198993955">
            <text:p>1.3973219899</text:p>
          </table:table-cell>
          <table:table-cell office:value-type="float" office:value="1.21033669799939">
            <text:p>1.210336698</text:p>
          </table:table-cell>
          <table:table-cell office:value-type="float" office:value="12.2549894974719">
            <text:p>12.2549894975</text:p>
          </table:table-cell>
          <table:table-cell office:value-type="float" office:value="6.81281462153983">
            <text:p>6.8128146215</text:p>
          </table:table-cell>
          <table:table-cell office:value-type="float" office:value="12.2531774240525">
            <text:p>12.253177424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63">
            <text:p>463</text:p>
          </table:table-cell>
          <table:table-cell table:number-columns-repeated="2" office:value-type="float" office:value="847">
            <text:p>847</text:p>
          </table:table-cell>
          <table:table-cell office:value-type="float" office:value="11216">
            <text:p>11216</text:p>
          </table:table-cell>
          <table:table-cell office:value-type="float" office:value="25543">
            <text:p>25543</text:p>
          </table:table-cell>
          <table:table-cell office:value-type="float" office:value="59646">
            <text:p>59646</text:p>
          </table:table-cell>
          <table:table-cell office:value-type="float" office:value="707.5">
            <text:p>707.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0630795292439372">
            <text:p>0.0630795292</text:p>
          </table:table-cell>
          <table:table-cell office:value-type="float" office:value="0.000782993383705908">
            <text:p>0.0007829934</text:p>
          </table:table-cell>
          <table:table-cell office:value-type="float" office:value="0">
            <text:p>0</text:p>
          </table:table-cell>
          <table:table-cell office:value-type="float" office:value="1.22857724529267">
            <text:p>1.2285772453</text:p>
          </table:table-cell>
          <table:table-cell office:value-type="float" office:value="1.0027416784771">
            <text:p>1.0027416785</text:p>
          </table:table-cell>
          <table:table-cell office:value-type="float" office:value="1.38">
            <text:p>1.38</text:p>
          </table:table-cell>
          <table:table-cell office:value-type="float" office:value="11.3315052006138">
            <text:p>11.33150520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08">
            <text:p>508</text:p>
          </table:table-cell>
          <table:table-cell table:number-columns-repeated="2" office:value-type="float" office:value="920">
            <text:p>920</text:p>
          </table:table-cell>
          <table:table-cell office:value-type="float" office:value="11748">
            <text:p>11748</text:p>
          </table:table-cell>
          <table:table-cell office:value-type="float" office:value="26756">
            <text:p>26756</text:p>
          </table:table-cell>
          <table:table-cell office:value-type="float" office:value="66175">
            <text:p>66175</text:p>
          </table:table-cell>
          <table:table-cell office:value-type="float" office:value="501.2">
            <text:p>501.2</text:p>
          </table:table-cell>
          <table:table-cell office:value-type="float" office:value="-472">
            <text:p>-472</text:p>
          </table:table-cell>
          <table:table-cell office:value-type="float" office:value="0">
            <text:p>0</text:p>
          </table:table-cell>
          <table:table-cell office:value-type="float" office:value="0.0426625808648281">
            <text:p>0.0426625809</text:p>
          </table:table-cell>
          <table:table-cell office:value-type="float" office:value="-0.0176409029750336">
            <text:p>-0.017640903</text:p>
          </table:table-cell>
          <table:table-cell office:value-type="float" office:value="0">
            <text:p>0</text:p>
          </table:table-cell>
          <table:table-cell office:value-type="float" office:value="1.15288642080675">
            <text:p>1.1528864208</text:p>
          </table:table-cell>
          <table:table-cell office:value-type="float" office:value="0.93886679444462">
            <text:p>0.9388667944</text:p>
          </table:table-cell>
          <table:table-cell office:value-type="float" office:value="1.38">
            <text:p>1.38</text:p>
          </table:table-cell>
          <table:table-cell office:value-type="float" office:value="16.5913533822781">
            <text:p>16.59135338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944">
            <text:p>944</text:p>
          </table:table-cell>
          <table:table-cell office:value-type="float" office:value="11320">
            <text:p>11320</text:p>
          </table:table-cell>
          <table:table-cell office:value-type="float" office:value="27230">
            <text:p>27230</text:p>
          </table:table-cell>
          <table:table-cell office:value-type="float" office:value="73419">
            <text:p>73419</text:p>
          </table:table-cell>
          <table:table-cell office:value-type="float" office:value="73.5">
            <text:p>73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49293286219081">
            <text:p>0.0064929329</text:p>
          </table:table-cell>
          <table:table-cell table:number-columns-repeated="2" office:value-type="float" office:value="0">
            <text:p>0</text:p>
          </table:table-cell>
          <table:table-cell office:value-type="float" office:value="1.02280789504489">
            <text:p>1.022807895</text:p>
          </table:table-cell>
          <table:table-cell office:value-type="float" office:value="1.12">
            <text:p>1.12</text:p>
          </table:table-cell>
          <table:table-cell office:value-type="float" office:value="1.38">
            <text:p>1.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1752">
            <text:p>11752</text:p>
          </table:table-cell>
          <table:table-cell office:value-type="float" office:value="28927">
            <text:p>28927</text:p>
          </table:table-cell>
          <table:table-cell office:value-type="float" office:value="81456">
            <text:p>81456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.13">
            <text:p>1.13</text:p>
          </table:table-cell>
          <table:table-cell office:value-type="float" office:value="1.38">
            <text:p>1.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39">
            <text:p>539</text:p>
          </table:table-cell>
          <table:table-cell office:value-type="float" office:value="1023">
            <text:p>1023</text:p>
          </table:table-cell>
          <table:table-cell office:value-type="float" office:value="12199">
            <text:p>12199</text:p>
          </table:table-cell>
          <table:table-cell office:value-type="float" office:value="30030">
            <text:p>30030</text:p>
          </table:table-cell>
          <table:table-cell office:value-type="float" office:value="90372">
            <text:p>90372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.13">
            <text:p>1.13</text:p>
          </table:table-cell>
          <table:table-cell office:value-type="float" office:value="1.38">
            <text:p>1.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6.5">
            <text:p>86.5</text:p>
          </table:table-cell>
          <table:table-cell office:value-type="float" office:value="5741.25">
            <text:p>5741.25</text:p>
          </table:table-cell>
          <table:table-cell office:value-type="float" office:value="19445.75">
            <text:p>19445.75</text:p>
          </table:table-cell>
          <table:table-cell office:value-type="float" office:value="25.8675">
            <text:p>25.8675</text:p>
          </table:table-cell>
          <table:table-cell table:number-columns-repeated="3"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625">
            <text:p>625</text:p>
          </table:table-cell>
          <table:table-cell office:value-type="float" office:value="934">
            <text:p>934</text:p>
          </table:table-cell>
          <table:table-cell office:value-type="float" office:value="12401">
            <text:p>12401</text:p>
          </table:table-cell>
          <table:table-cell office:value-type="float" office:value="30946">
            <text:p>30946</text:p>
          </table:table-cell>
          <table:table-cell office:value-type="float" office:value="100265">
            <text:p>100265</text:p>
          </table:table-cell>
          <table:table-cell table:number-columns-repeated="6"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1.27">
            <text:p>1.27</text:p>
          </table:table-cell>
          <table:table-cell office:value-type="float" office:value="1.38">
            <text:p>1.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1">
            <text:p>81</text:p>
          </table:table-cell>
          <table:table-cell office:value-type="float" office:value="5825.33333333333">
            <text:p>5825.3333333333</text:p>
          </table:table-cell>
          <table:table-cell office:value-type="float" office:value="19252.6666666667">
            <text:p>19252.6666666667</text:p>
          </table:table-cell>
          <table:table-cell office:value-type="float" office:value="26.65">
            <text:p>26.65</text:p>
          </table:table-cell>
          <table:table-cell table:number-columns-repeated="3" office:value-type="float" office:value="5">
            <text:p>5</text:p>
          </table:table-cell>
          <table:table-cell office:value-type="float" office:value="420">
            <text:p>420</text:p>
          </table:table-cell>
          <table:table-cell office:value-type="float" office:value="621">
            <text:p>621</text:p>
          </table:table-cell>
          <table:table-cell office:value-type="float" office:value="938">
            <text:p>938</text:p>
          </table:table-cell>
          <table:table-cell office:value-type="float" office:value="12085">
            <text:p>12085</text:p>
          </table:table-cell>
          <table:table-cell office:value-type="float" office:value="31876">
            <text:p>31876</text:p>
          </table:table-cell>
          <table:table-cell office:value-type="float" office:value="111240">
            <text:p>111240</text:p>
          </table:table-cell>
          <table:table-cell table:number-columns-repeated="6"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1.18">
            <text:p>1.18</text:p>
          </table:table-cell>
          <table:table-cell office:value-type="float" office:value="1.38">
            <text:p>1.38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2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91">
            <text:p>0.91</text:p>
          </table:table-cell>
          <table:table-cell office:value-type="float" office:value="1.18">
            <text:p>1.18</text:p>
          </table:table-cell>
          <table:table-cell office:value-type="float" office:value="1.38">
            <text:p>1.38</text:p>
          </table:table-cell>
          <table:table-cell office:value-type="float" office:value="-26">
            <text:p>-2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.7">
            <text:p>5.7</text:p>
          </table:table-cell>
          <table:table-cell office:value-type="float" office:value="9.6">
            <text:p>9.6</text:p>
          </table:table-cell>
          <table:table-cell office:value-type="float" office:value="16.9">
            <text:p>16.9</text:p>
          </table:table-cell>
          <table:table-cell office:value-type="float" office:value="5595">
            <text:p>5595</text:p>
          </table:table-cell>
          <table:table-cell office:value-type="float" office:value="5642">
            <text:p>5642</text:p>
          </table:table-cell>
          <table:table-cell office:value-type="float" office:value="9949">
            <text:p>99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1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19:10.74</dc:date>
    <dc:creator>Liam Widdess</dc:creator>
    <meta:editing-duration>P2DT3H30M44S</meta:editing-duration>
    <meta:editing-cycles>185</meta:editing-cycles>
    <meta:generator>OpenOffice/4.1.7$Win32 OpenOffice.org_project/417m1$Build-9800</meta:generator>
    <meta:document-statistic meta:table-count="8" meta:cell-count="7559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4cm" svg:width="31.251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44">
                <text:p>644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90">
                <text:p>790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12">
                <text:p>912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005">
                <text:p>1005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94">
                <text:p>1194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93">
                <text:p>593</text:p>
              </table:table-cell>
              <table:table-cell office:value-type="float" office:value="1194">
                <text:p>1194</text:p>
              </table:table-cell>
              <table:table-cell office:value-type="float" office:value="2688">
                <text:p>2688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93">
                <text:p>693</text:p>
              </table:table-cell>
              <table:table-cell office:value-type="float" office:value="1245">
                <text:p>1245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17">
                <text:p>717</text:p>
              </table:table-cell>
              <table:table-cell office:value-type="float" office:value="1362">
                <text:p>1362</text:p>
              </table:table-cell>
              <table:table-cell office:value-type="float" office:value="3133">
                <text:p>3133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808">
                <text:p>808</text:p>
              </table:table-cell>
              <table:table-cell office:value-type="float" office:value="1603">
                <text:p>1603</text:p>
              </table:table-cell>
              <table:table-cell office:value-type="float" office:value="3684">
                <text:p>368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57">
                <text:p>857</text:p>
              </table:table-cell>
              <table:table-cell office:value-type="float" office:value="1832">
                <text:p>1832</text:p>
              </table:table-cell>
              <table:table-cell office:value-type="float" office:value="3918">
                <text:p>3918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82">
                <text:p>782</text:p>
              </table:table-cell>
              <table:table-cell office:value-type="float" office:value="1702">
                <text:p>1702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88">
                <text:p>888</text:p>
              </table:table-cell>
              <table:table-cell office:value-type="float" office:value="1888">
                <text:p>1888</text:p>
              </table:table-cell>
              <table:table-cell office:value-type="float" office:value="4775">
                <text:p>4775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79">
                <text:p>1079</text:p>
              </table:table-cell>
              <table:table-cell office:value-type="float" office:value="2021">
                <text:p>2021</text:p>
              </table:table-cell>
              <table:table-cell office:value-type="float" office:value="4067">
                <text:p>4067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68">
                <text:p>1068</text:p>
              </table:table-cell>
              <table:table-cell office:value-type="float" office:value="2279">
                <text:p>2279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150">
                <text:p>1150</text:p>
              </table:table-cell>
              <table:table-cell office:value-type="float" office:value="2146">
                <text:p>2146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206">
                <text:p>1206</text:p>
              </table:table-cell>
              <table:table-cell office:value-type="float" office:value="2354">
                <text:p>2354</text:p>
              </table:table-cell>
              <table:table-cell office:value-type="float" office:value="4132">
                <text:p>4132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434">
                <text:p>1434</text:p>
              </table:table-cell>
              <table:table-cell office:value-type="float" office:value="2700">
                <text:p>2700</text:p>
              </table:table-cell>
              <table:table-cell office:value-type="float" office:value="5777">
                <text:p>577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572">
                <text:p>1572</text:p>
              </table:table-cell>
              <table:table-cell office:value-type="float" office:value="2844">
                <text:p>2844</text:p>
              </table:table-cell>
              <table:table-cell office:value-type="float" office:value="5031">
                <text:p>5031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93">
                <text:p>1693</text:p>
              </table:table-cell>
              <table:table-cell office:value-type="float" office:value="2882">
                <text:p>2882</text:p>
              </table:table-cell>
              <table:table-cell office:value-type="float" office:value="5662">
                <text:p>566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756">
                <text:p>1756</text:p>
              </table:table-cell>
              <table:table-cell office:value-type="float" office:value="3112">
                <text:p>3112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885">
                <text:p>1885</text:p>
              </table:table-cell>
              <table:table-cell office:value-type="float" office:value="3227">
                <text:p>3227</text:p>
              </table:table-cell>
              <table:table-cell office:value-type="float" office:value="6321">
                <text:p>6321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464">
                <text:p>3464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841">
                <text:p>1841</text:p>
              </table:table-cell>
              <table:table-cell office:value-type="float" office:value="3519">
                <text:p>3519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944">
                <text:p>1944</text:p>
              </table:table-cell>
              <table:table-cell office:value-type="float" office:value="3900">
                <text:p>3900</text:p>
              </table:table-cell>
              <table:table-cell office:value-type="float" office:value="7255">
                <text:p>7255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32">
                <text:p>2132</text:p>
              </table:table-cell>
              <table:table-cell office:value-type="float" office:value="4066">
                <text:p>4066</text:p>
              </table:table-cell>
              <table:table-cell office:value-type="float" office:value="8051">
                <text:p>805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5">
                <text:p>2275</text:p>
              </table:table-cell>
              <table:table-cell office:value-type="float" office:value="4041">
                <text:p>4041</text:p>
              </table:table-cell>
              <table:table-cell office:value-type="float" office:value="7926">
                <text:p>792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36">
                <text:p>2536</text:p>
              </table:table-cell>
              <table:table-cell office:value-type="float" office:value="4606">
                <text:p>4606</text:p>
              </table:table-cell>
              <table:table-cell office:value-type="float" office:value="9304">
                <text:p>930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767">
                <text:p>2767</text:p>
              </table:table-cell>
              <table:table-cell office:value-type="float" office:value="5000">
                <text:p>5000</text:p>
              </table:table-cell>
              <table:table-cell office:value-type="float" office:value="9079">
                <text:p>9079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527">
                <text:p>2527</text:p>
              </table:table-cell>
              <table:table-cell office:value-type="float" office:value="5010">
                <text:p>5010</text:p>
              </table:table-cell>
              <table:table-cell office:value-type="float" office:value="8320">
                <text:p>8320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935">
                <text:p>2935</text:p>
              </table:table-cell>
              <table:table-cell office:value-type="float" office:value="5625">
                <text:p>5625</text:p>
              </table:table-cell>
              <table:table-cell office:value-type="float" office:value="9575">
                <text:p>957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3129">
                <text:p>3129</text:p>
              </table:table-cell>
              <table:table-cell office:value-type="float" office:value="5506">
                <text:p>5506</text:p>
              </table:table-cell>
              <table:table-cell office:value-type="float" office:value="9286">
                <text:p>928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660">
                <text:p>3660</text:p>
              </table:table-cell>
              <table:table-cell office:value-type="float" office:value="6105">
                <text:p>6105</text:p>
              </table:table-cell>
              <table:table-cell office:value-type="float" office:value="10734">
                <text:p>10734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478">
                <text:p>3478</text:p>
              </table:table-cell>
              <table:table-cell office:value-type="float" office:value="6137">
                <text:p>6137</text:p>
              </table:table-cell>
              <table:table-cell office:value-type="float" office:value="11092">
                <text:p>1109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238">
                <text:p>4238</text:p>
              </table:table-cell>
              <table:table-cell office:value-type="float" office:value="7062">
                <text:p>7062</text:p>
              </table:table-cell>
              <table:table-cell office:value-type="float" office:value="12009">
                <text:p>1200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375">
                <text:p>4375</text:p>
              </table:table-cell>
              <table:table-cell office:value-type="float" office:value="6620">
                <text:p>6620</text:p>
              </table:table-cell>
              <table:table-cell office:value-type="float" office:value="12881">
                <text:p>12881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67">
                <text:p>3867</text:p>
              </table:table-cell>
              <table:table-cell office:value-type="float" office:value="7262">
                <text:p>7262</text:p>
              </table:table-cell>
              <table:table-cell office:value-type="float" office:value="12968">
                <text:p>1296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392">
                <text:p>4392</text:p>
              </table:table-cell>
              <table:table-cell office:value-type="float" office:value="7737">
                <text:p>7737</text:p>
              </table:table-cell>
              <table:table-cell office:value-type="float" office:value="15154">
                <text:p>1515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750">
                <text:p>4750</text:p>
              </table:table-cell>
              <table:table-cell office:value-type="float" office:value="8177">
                <text:p>8177</text:p>
              </table:table-cell>
              <table:table-cell office:value-type="float" office:value="14747">
                <text:p>1474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816">
                <text:p>4816</text:p>
              </table:table-cell>
              <table:table-cell office:value-type="float" office:value="8427">
                <text:p>8427</text:p>
              </table:table-cell>
              <table:table-cell office:value-type="float" office:value="16767">
                <text:p>1676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948">
                <text:p>4948</text:p>
              </table:table-cell>
              <table:table-cell office:value-type="float" office:value="8969">
                <text:p>8969</text:p>
              </table:table-cell>
              <table:table-cell office:value-type="float" office:value="17487">
                <text:p>17487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644">
                <text:p>5644</text:p>
              </table:table-cell>
              <table:table-cell office:value-type="float" office:value="9949">
                <text:p>9949</text:p>
              </table:table-cell>
              <table:table-cell office:value-type="float" office:value="19580">
                <text:p>19580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6005">
                <text:p>6005</text:p>
              </table:table-cell>
              <table:table-cell office:value-type="float" office:value="10576">
                <text:p>10576</text:p>
              </table:table-cell>
              <table:table-cell office:value-type="float" office:value="19300">
                <text:p>19300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954">
                <text:p>5954</text:p>
              </table:table-cell>
              <table:table-cell office:value-type="float" office:value="10517">
                <text:p>10517</text:p>
              </table:table-cell>
              <table:table-cell office:value-type="float" office:value="17742">
                <text:p>1774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542">
                <text:p>6542</text:p>
              </table:table-cell>
              <table:table-cell office:value-type="float" office:value="10925">
                <text:p>10925</text:p>
              </table:table-cell>
              <table:table-cell office:value-type="float" office:value="16705">
                <text:p>1670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7057">
                <text:p>7057</text:p>
              </table:table-cell>
              <table:table-cell office:value-type="float" office:value="10750">
                <text:p>10750</text:p>
              </table:table-cell>
              <table:table-cell office:value-type="float" office:value="18479">
                <text:p>1847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6752">
                <text:p>6752</text:p>
              </table:table-cell>
              <table:table-cell office:value-type="float" office:value="10851">
                <text:p>10851</text:p>
              </table:table-cell>
              <table:table-cell office:value-type="float" office:value="18622">
                <text:p>18622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6048">
                <text:p>6048</text:p>
              </table:table-cell>
              <table:table-cell office:value-type="float" office:value="10758">
                <text:p>10758</text:p>
              </table:table-cell>
              <table:table-cell office:value-type="float" office:value="17029">
                <text:p>17029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5808">
                <text:p>5808</text:p>
              </table:table-cell>
              <table:table-cell office:value-type="float" office:value="11016">
                <text:p>11016</text:p>
              </table:table-cell>
              <table:table-cell office:value-type="float" office:value="16520">
                <text:p>16520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6957">
                <text:p>6957</text:p>
              </table:table-cell>
              <table:table-cell office:value-type="float" office:value="10885">
                <text:p>10885</text:p>
              </table:table-cell>
              <table:table-cell office:value-type="float" office:value="18374">
                <text:p>18374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6642">
                <text:p>6642</text:p>
              </table:table-cell>
              <table:table-cell office:value-type="float" office:value="11362">
                <text:p>11362</text:p>
              </table:table-cell>
              <table:table-cell office:value-type="float" office:value="18568">
                <text:p>1856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6048">
                <text:p>6048</text:p>
              </table:table-cell>
              <table:table-cell office:value-type="float" office:value="11459">
                <text:p>11459</text:p>
              </table:table-cell>
              <table:table-cell office:value-type="float" office:value="17914">
                <text:p>1791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7168">
                <text:p>7168</text:p>
              </table:table-cell>
              <table:table-cell office:value-type="float" office:value="11008">
                <text:p>11008</text:p>
              </table:table-cell>
              <table:table-cell office:value-type="float" office:value="19712">
                <text:p>19712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6806">
                <text:p>6806</text:p>
              </table:table-cell>
              <table:table-cell office:value-type="float" office:value="11756">
                <text:p>11756</text:p>
              </table:table-cell>
              <table:table-cell office:value-type="float" office:value="22472">
                <text:p>2247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5670">
                <text:p>5670</text:p>
              </table:table-cell>
              <table:table-cell office:value-type="float" office:value="11439">
                <text:p>11439</text:p>
              </table:table-cell>
              <table:table-cell office:value-type="float" office:value="25608">
                <text:p>2560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5798">
                <text:p>5798</text:p>
              </table:table-cell>
              <table:table-cell office:value-type="float" office:value="12989">
                <text:p>12989</text:p>
              </table:table-cell>
              <table:table-cell office:value-type="float" office:value="29744">
                <text:p>2974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5772">
                <text:p>5772</text:p>
              </table:table-cell>
              <table:table-cell office:value-type="float" office:value="13320">
                <text:p>13320</text:p>
              </table:table-cell>
              <table:table-cell office:value-type="float" office:value="30272">
                <text:p>30272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6773">
                <text:p>6773</text:p>
              </table:table-cell>
              <table:table-cell office:value-type="float" office:value="15336">
                <text:p>15336</text:p>
              </table:table-cell>
              <table:table-cell office:value-type="float" office:value="37312">
                <text:p>37312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5785">
                <text:p>5785</text:p>
              </table:table-cell>
              <table:table-cell office:value-type="float" office:value="15922">
                <text:p>15922</text:p>
              </table:table-cell>
              <table:table-cell office:value-type="float" office:value="40568">
                <text:p>4056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6019">
                <text:p>6019</text:p>
              </table:table-cell>
              <table:table-cell office:value-type="float" office:value="16340">
                <text:p>16340</text:p>
              </table:table-cell>
              <table:table-cell office:value-type="float" office:value="39248">
                <text:p>3924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6604">
                <text:p>6604</text:p>
              </table:table-cell>
              <table:table-cell office:value-type="float" office:value="17298">
                <text:p>17298</text:p>
              </table:table-cell>
              <table:table-cell office:value-type="float" office:value="39072">
                <text:p>39072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6578">
                <text:p>6578</text:p>
              </table:table-cell>
              <table:table-cell office:value-type="float" office:value="19964">
                <text:p>19964</text:p>
              </table:table-cell>
              <table:table-cell office:value-type="float" office:value="45848">
                <text:p>4584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6383">
                <text:p>6383</text:p>
              </table:table-cell>
              <table:table-cell office:value-type="float" office:value="17918">
                <text:p>17918</text:p>
              </table:table-cell>
              <table:table-cell office:value-type="float" office:value="39160">
                <text:p>39160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7007">
                <text:p>7007</text:p>
              </table:table-cell>
              <table:table-cell office:value-type="float" office:value="18786">
                <text:p>18786</text:p>
              </table:table-cell>
              <table:table-cell office:value-type="float" office:value="40744">
                <text:p>4074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5590">
                <text:p>5590</text:p>
              </table:table-cell>
              <table:table-cell office:value-type="float" office:value="20240">
                <text:p>20240</text:p>
              </table:table-cell>
              <table:table-cell office:value-type="float" office:value="44704">
                <text:p>4470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5460">
                <text:p>5460</text:p>
              </table:table-cell>
              <table:table-cell office:value-type="float" office:value="19251">
                <text:p>19251</text:p>
              </table:table-cell>
              <table:table-cell office:value-type="float" office:value="44528">
                <text:p>4452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5723">
                <text:p>5723</text:p>
              </table:table-cell>
              <table:table-cell office:value-type="float" office:value="19481">
                <text:p>19481</text:p>
              </table:table-cell>
              <table:table-cell office:value-type="float" office:value="43956">
                <text:p>43956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6375">
                <text:p>6375</text:p>
              </table:table-cell>
              <table:table-cell office:value-type="float" office:value="21560">
                <text:p>21560</text:p>
              </table:table-cell>
              <table:table-cell office:value-type="float" office:value="47850">
                <text:p>47850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6610">
                <text:p>6610</text:p>
              </table:table-cell>
              <table:table-cell office:value-type="float" office:value="20337">
                <text:p>20337</text:p>
              </table:table-cell>
              <table:table-cell office:value-type="float" office:value="44368">
                <text:p>44368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7075">
                <text:p>7075</text:p>
              </table:table-cell>
              <table:table-cell office:value-type="float" office:value="21113">
                <text:p>21113</text:p>
              </table:table-cell>
              <table:table-cell office:value-type="float" office:value="44744">
                <text:p>4474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8814">
                <text:p>8814</text:p>
              </table:table-cell>
              <table:table-cell office:value-type="float" office:value="23029">
                <text:p>23029</text:p>
              </table:table-cell>
              <table:table-cell office:value-type="float" office:value="48081">
                <text:p>48081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1026">
                <text:p>11026</text:p>
              </table:table-cell>
              <table:table-cell office:value-type="float" office:value="25218">
                <text:p>25218</text:p>
              </table:table-cell>
              <table:table-cell office:value-type="float" office:value="51265">
                <text:p>5126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1563">
                <text:p>11563</text:p>
              </table:table-cell>
              <table:table-cell office:value-type="float" office:value="25953">
                <text:p>25953</text:p>
              </table:table-cell>
              <table:table-cell office:value-type="float" office:value="53761">
                <text:p>53761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1216">
                <text:p>11216</text:p>
              </table:table-cell>
              <table:table-cell office:value-type="float" office:value="25543">
                <text:p>25543</text:p>
              </table:table-cell>
              <table:table-cell office:value-type="float" office:value="59646">
                <text:p>5964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1748">
                <text:p>11748</text:p>
              </table:table-cell>
              <table:table-cell office:value-type="float" office:value="26756">
                <text:p>26756</text:p>
              </table:table-cell>
              <table:table-cell office:value-type="float" office:value="66175">
                <text:p>6617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1320">
                <text:p>11320</text:p>
              </table:table-cell>
              <table:table-cell office:value-type="float" office:value="27230">
                <text:p>27230</text:p>
              </table:table-cell>
              <table:table-cell office:value-type="float" office:value="73419">
                <text:p>7341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1752">
                <text:p>11752</text:p>
              </table:table-cell>
              <table:table-cell office:value-type="float" office:value="28927">
                <text:p>28927</text:p>
              </table:table-cell>
              <table:table-cell office:value-type="float" office:value="81456">
                <text:p>8145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2199">
                <text:p>12199</text:p>
              </table:table-cell>
              <table:table-cell office:value-type="float" office:value="30030">
                <text:p>30030</text:p>
              </table:table-cell>
              <table:table-cell office:value-type="float" office:value="90372">
                <text:p>9037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2401">
                <text:p>12401</text:p>
              </table:table-cell>
              <table:table-cell office:value-type="float" office:value="30946">
                <text:p>30946</text:p>
              </table:table-cell>
              <table:table-cell office:value-type="float" office:value="100265">
                <text:p>100265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2085">
                <text:p>12085</text:p>
              </table:table-cell>
              <table:table-cell office:value-type="float" office:value="31876">
                <text:p>31876</text:p>
              </table:table-cell>
              <table:table-cell office:value-type="float" office:value="111240">
                <text:p>1112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741.25">
                <text:p>5741.25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825.33333333333">
                <text:p>5825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17cm" svg:y="1.405cm" svg:width="30.882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5.8675">
                <text:p>25.8675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65">
                <text:p>26.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95cm" svg:y="1.352cm" svg:width="31.341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242208914225">
                <text:p>1.4242208914225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5677697484378">
                <text:p>1.4567769748437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6297722816467">
                <text:p>1.16297722816467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17190524443218">
                <text:p>1.17190524443218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8764925620653">
                <text:p>1.68764925620653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17618740688366">
                <text:p>1.1761874068836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8928758112169">
                <text:p>1.28928758112169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55271394171062">
                <text:p>1.5527139417106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41104019129735">
                <text:p>1.41104019129735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34678435050819">
                <text:p>1.34678435050819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33796993362183">
                <text:p>1.33796993362183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4764732443065">
                <text:p>1.24764732443065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26379169467399">
                <text:p>1.2637916946739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21011357490535">
                <text:p>1.21011357490535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15815554230482">
                <text:p>1.1581555423048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26081789230098">
                <text:p>1.2608178923009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26981990424296">
                <text:p>1.2698199042429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12540620447531">
                <text:p>1.12540620447531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08670142907021">
                <text:p>1.08670142907021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3739205325019">
                <text:p>1.33739205325019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7822173377497">
                <text:p>1.27822173377497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20118194496073">
                <text:p>1.2011819449607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14690149743993">
                <text:p>1.14690149743993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4782092680654">
                <text:p>1.24782092680654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30294816276298">
                <text:p>1.3029481627629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1416613675631">
                <text:p>1.141661367563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2634832854359">
                <text:p>1.22634832854359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9715466528395">
                <text:p>1.19715466528395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289042916">
                <text:p>1.128904291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18063780263824">
                <text:p>1.18063780263824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4866630668642">
                <text:p>1.1486663066864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592766186928">
                <text:p>1.13592766186928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6246276479182">
                <text:p>1.1624627647918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7389594915671">
                <text:p>1.273895949156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7115772239392">
                <text:p>1.17115772239392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31480357154063">
                <text:p>1.3148035715406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27684402822447">
                <text:p>1.27684402822447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23376512556078">
                <text:p>1.2337651255607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4080908913651">
                <text:p>1.1408090891365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4331825905163">
                <text:p>1.14331825905163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9256366679646">
                <text:p>1.19256366679646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2149264583884">
                <text:p>1.22149264583884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4090951305614">
                <text:p>1.24090951305614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369635989813">
                <text:p>1.2736963598981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86091807906">
                <text:p>1.28609180790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986922825938345">
                <text:p>0.986922825938345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0.94184712366429">
                <text:p>0.94184712366429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16143140920287">
                <text:p>1.1614314092028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0.870281400459708">
                <text:p>0.87028140045970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6871287000755">
                <text:p>1.16871287000755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0.9769438546814">
                <text:p>0.976943854681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0.892640383368865">
                <text:p>0.892640383368865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29232228569497">
                <text:p>1.29232228569497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0.940183697258115">
                <text:p>0.940183697258115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0095630503347">
                <text:p>1.0009563050334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3744063354439">
                <text:p>1.0374406335443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16577738211184">
                <text:p>1.16577738211184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14601286464877">
                <text:p>1.14601286464877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31976612117725">
                <text:p>1.31976612117725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27683521160087">
                <text:p>1.27683521160087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187193638314">
                <text:p>1.18719363831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10777528355388">
                <text:p>1.1077752835538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08203999779995">
                <text:p>1.08203999779995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2739274097583">
                <text:p>1.12739274097583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08921389487831">
                <text:p>1.0892138948783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07217468767711">
                <text:p>1.07217468767711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5663274366505">
                <text:p>1.1566327436650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0562192003816">
                <text:p>1.0562192003816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4203661280756">
                <text:p>1.4203661280756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0.993500119181054">
                <text:p>0.99350011918105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1498277147536">
                <text:p>1.11498277147536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00034699364597">
                <text:p>1.00034699364597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39732198993955">
                <text:p>1.3973219899395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0027416784771">
                <text:p>1.0027416784771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93886679444462">
                <text:p>0.93886679444462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9445.75">
                <text:p>19445.75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9252.6666666667">
                <text:p>19252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